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0"/>
  </office:automatic-styles>
  <office:body>
    <office:spreadsheet>
      <table:table table:name="X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X1</text:p>
          </table:table-cell>
          <table:table-cell table:style-name="ce1" office:value-type="float" office:value="3395.40046718607" calcext:value-type="float">
            <text:p>3395.4004671861</text:p>
          </table:table-cell>
          <table:table-cell office:value-type="float" office:value="0.00467299010603096" calcext:value-type="float">
            <text:p>0.0046729901</text:p>
          </table:table-cell>
          <table:table-cell office:value-type="float" office:value="0.0116909499092903" calcext:value-type="float">
            <text:p>0.0116909499</text:p>
          </table:table-cell>
          <table:table-cell table:style-name="ce3" office:value-type="float" office:value="0.0000282761388549724" calcext:value-type="float">
            <text:p>2.83E-005</text:p>
          </table:table-cell>
          <table:table-cell table:style-name="ce3" office:value-type="float" office:value="0.000000102033455372503" calcext:value-type="float">
            <text:p>1.02E-007</text:p>
          </table:table-cell>
          <table:table-cell table:style-name="ce3" office:value-type="float" office:value="-0.00000103377719316208" calcext:value-type="float">
            <text:p>-1.03E-006</text:p>
          </table:table-cell>
          <table:table-cell office:value-type="float" office:value="-0.0610214142050061" calcext:value-type="float">
            <text:p>-0.0610214142</text:p>
          </table:table-cell>
          <table:table-cell office:value-type="float" office:value="0.726585093352149" calcext:value-type="float">
            <text:p>0.7265850934</text:p>
          </table:table-cell>
          <table:table-cell office:value-type="float" office:value="34.2898310729581" calcext:value-type="float">
            <text:p>34.289831073</text:p>
          </table:table-cell>
          <table:table-cell office:value-type="float" office:value="-740.491745993136" calcext:value-type="float">
            <text:p>-740.4917459931</text:p>
          </table:table-cell>
          <table:table-cell office:value-type="float" office:value="-19254.5311327615" calcext:value-type="float">
            <text:p>-19254.5311327615</text:p>
          </table:table-cell>
          <table:table-cell office:value-type="float" office:value="685503.782614853" calcext:value-type="float">
            <text:p>685503.782614853</text:p>
          </table:table-cell>
          <table:table-cell office:value-type="float" office:value="10174427.2219959" calcext:value-type="float">
            <text:p>10174427.2219959</text:p>
          </table:table-cell>
          <table:table-cell office:value-type="float" office:value="-622540445.580884" calcext:value-type="float">
            <text:p>-622540445.580884</text:p>
          </table:table-cell>
          <table:table-cell office:value-type="float" office:value="-4061154216.07433" calcext:value-type="float">
            <text:p>-4061154216.07433</text:p>
          </table:table-cell>
          <table:table-cell office:value-type="float" office:value="559987226707.998" calcext:value-type="float">
            <text:p>559987226707.998</text:p>
          </table:table-cell>
          <table:table-cell office:value-type="float" office:value="-451428453513.977" calcext:value-type="float">
            <text:p>-451428453513.977</text:p>
          </table:table-cell>
          <table:table-cell office:value-type="float" office:value="-496968992835855" calcext:value-type="float">
            <text:p>-496968992835855</text:p>
          </table:table-cell>
          <table:table-cell table:style-name="ce3" office:value-type="float" office:value="4.01128509820501E+015" calcext:value-type="float">
            <text:p>4.01E+015</text:p>
          </table:table-cell>
          <table:table-cell table:style-name="ce3" office:value-type="float" office:value="4.3112224575674E+017" calcext:value-type="float">
            <text:p>4.31E+017</text:p>
          </table:table-cell>
          <table:table-cell table:style-name="ce3" office:value-type="float" office:value="-6.93444056573412E+018" calcext:value-type="float">
            <text:p>-6.93E+018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1" office:value-type="float" office:value="0.0481331926081434" calcext:value-type="float">
            <text:p>0.0481331926</text:p>
          </table:table-cell>
          <table:table-cell office:value-type="float" office:value="0.240665985130158" calcext:value-type="float">
            <text:p>0.2406659851</text:p>
          </table:table-cell>
          <table:table-cell table:style-name="ce3" office:value-type="float" office:value="0.000000000261849363697206" calcext:value-type="float">
            <text:p>2.62E-010</text:p>
          </table:table-cell>
          <table:table-cell table:style-name="ce3" office:value-type="float" office:value="0.000000276210901556413" calcext:value-type="float">
            <text:p>2.76E-007</text:p>
          </table:table-cell>
          <table:table-cell office:value-type="float" office:value="0.0243835170618657" calcext:value-type="float">
            <text:p>0.0243835171</text:p>
          </table:table-cell>
          <table:table-cell office:value-type="float" office:value="-0.121830120793339" calcext:value-type="float">
            <text:p>-0.1218301208</text:p>
          </table:table-cell>
          <table:table-cell table:style-name="ce3" office:value-type="float" office:value="-5.45418420686127" calcext:value-type="float">
            <text:p>-5.45E+000</text:p>
          </table:table-cell>
          <table:table-cell office:value-type="float" office:value="68.9549331082193" calcext:value-type="float">
            <text:p>68.9549331082</text:p>
          </table:table-cell>
          <table:table-cell office:value-type="float" office:value="2087.29146063704" calcext:value-type="float">
            <text:p>2087.291460637</text:p>
          </table:table-cell>
          <table:table-cell office:value-type="float" office:value="-47654.0913307987" calcext:value-type="float">
            <text:p>-47654.0913307987</text:p>
          </table:table-cell>
          <table:table-cell office:value-type="float" office:value="-943519.9446583" calcext:value-type="float">
            <text:p>-943519.9446583</text:p>
          </table:table-cell>
          <table:table-cell office:value-type="float" office:value="36147307.1783929" calcext:value-type="float">
            <text:p>36147307.1783929</text:p>
          </table:table-cell>
          <table:table-cell office:value-type="float" office:value="419487525.749584" calcext:value-type="float">
            <text:p>419487525.749584</text:p>
          </table:table-cell>
          <table:table-cell office:value-type="float" office:value="-28845534412.3005" calcext:value-type="float">
            <text:p>-28845534412.3005</text:p>
          </table:table-cell>
          <table:table-cell office:value-type="float" office:value="-129060098492.644" calcext:value-type="float">
            <text:p>-129060098492.644</text:p>
          </table:table-cell>
          <table:table-cell office:value-type="float" office:value="23601398092793.8" calcext:value-type="float">
            <text:p>23601398092793.8</text:p>
          </table:table-cell>
          <table:table-cell office:value-type="float" office:value="-54635093219001.6" calcext:value-type="float">
            <text:p>-54635093219001.6</text:p>
          </table:table-cell>
          <table:table-cell table:style-name="ce3" office:value-type="float" office:value="-1.94316175484654E+016" calcext:value-type="float">
            <text:p>-1.94E+016</text:p>
          </table:table-cell>
          <table:table-cell table:style-name="ce3" office:value-type="float" office:value="1.82008746981539E+017" calcext:value-type="float">
            <text:p>1.82E+017</text:p>
          </table:table-cell>
          <table:table-cell table:style-name="ce3" office:value-type="float" office:value="1.58251084706462E+019" calcext:value-type="float">
            <text:p>1.58E+019</text:p>
          </table:table-cell>
          <table:table-cell table:style-name="ce3" office:value-type="float" office:value="-2.75527039844805E+020" calcext:value-type="float">
            <text:p>-2.76E+020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table:style-name="ce1" office:value-type="float" office:value="0.00467299010603096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3" office:value-type="float" office:value="0.0000848284165649171" calcext:value-type="float">
            <text:p>8.48E-005</text:p>
          </table:table-cell>
          <table:table-cell table:style-name="ce3" office:value-type="float" office:value="0.000000408133821490012" calcext:value-type="float">
            <text:p>4.08E-007</text:p>
          </table:table-cell>
          <table:table-cell table:style-name="ce3" office:value-type="float" office:value="-0.0000051688859658104" calcext:value-type="float">
            <text:p>-5.17E-006</text:p>
          </table:table-cell>
          <table:table-cell office:value-type="float" office:value="-0.366128485230037" calcext:value-type="float">
            <text:p>-0.3661284852</text:p>
          </table:table-cell>
          <table:table-cell table:style-name="ce3" office:value-type="float" office:value="5.08609565346504" calcext:value-type="float">
            <text:p>5.09E+000</text:p>
          </table:table-cell>
          <table:table-cell office:value-type="float" office:value="274.318648583665" calcext:value-type="float">
            <text:p>274.3186485837</text:p>
          </table:table-cell>
          <table:table-cell office:value-type="float" office:value="-6664.42571393822" calcext:value-type="float">
            <text:p>-6664.4257139382</text:p>
          </table:table-cell>
          <table:table-cell office:value-type="float" office:value="-192545.311327615" calcext:value-type="float">
            <text:p>-192545.311327615</text:p>
          </table:table-cell>
          <table:table-cell office:value-type="float" office:value="7540541.60876338" calcext:value-type="float">
            <text:p>7540541.60876338</text:p>
          </table:table-cell>
          <table:table-cell office:value-type="float" office:value="122093126.663951" calcext:value-type="float">
            <text:p>122093126.663951</text:p>
          </table:table-cell>
          <table:table-cell office:value-type="float" office:value="-8093025792.55149" calcext:value-type="float">
            <text:p>-8093025792.55149</text:p>
          </table:table-cell>
          <table:table-cell office:value-type="float" office:value="-56856159025.0406" calcext:value-type="float">
            <text:p>-56856159025.0406</text:p>
          </table:table-cell>
          <table:table-cell office:value-type="float" office:value="8399808400619.98" calcext:value-type="float">
            <text:p>8399808400619.98</text:p>
          </table:table-cell>
          <table:table-cell office:value-type="float" office:value="-7222855256223.63" calcext:value-type="float">
            <text:p>-7222855256223.63</text:p>
          </table:table-cell>
          <table:table-cell table:style-name="ce3" office:value-type="float" office:value="-8.44847287820954E+015" calcext:value-type="float">
            <text:p>-8.45E+015</text:p>
          </table:table-cell>
          <table:table-cell table:style-name="ce3" office:value-type="float" office:value="7.22031317676903E+016" calcext:value-type="float">
            <text:p>7.22E+016</text:p>
          </table:table-cell>
          <table:table-cell table:style-name="ce3" office:value-type="float" office:value="8.19132266937806E+018" calcext:value-type="float">
            <text:p>8.19E+018</text:p>
          </table:table-cell>
          <table:table-cell table:style-name="ce3" office:value-type="float" office:value="-1.38688811314682E+020" calcext:value-type="float">
            <text:p>-1.39E+020</text:p>
          </table:table-cell>
          <table:table-cell table:style-name="ce3" office:value-type="float" office:value="-7.56382929242715E+021" calcext:value-type="float">
            <text:p>-7.56E+021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style-name="ce1" office:value-type="float" office:value="0.240665985130158" calcext:value-type="float">
            <text:p>0.2406659851</text:p>
          </table:table-cell>
          <table:table-cell table:style-name="ce3" office:value-type="float" office:value="0.000000000523698727394412" calcext:value-type="float">
            <text:p>5.24E-010</text:p>
          </table:table-cell>
          <table:table-cell table:style-name="ce3" office:value-type="float" office:value="0.00000082863270466924" calcext:value-type="float">
            <text:p>8.29E-007</text:p>
          </table:table-cell>
          <table:table-cell office:value-type="float" office:value="0.0975340682474627" calcext:value-type="float">
            <text:p>0.0975340682</text:p>
          </table:table-cell>
          <table:table-cell office:value-type="float" office:value="-0.609150603966697" calcext:value-type="float">
            <text:p>-0.609150604</text:p>
          </table:table-cell>
          <table:table-cell table:style-name="ce3" office:value-type="float" office:value="-32.7251052411676" calcext:value-type="float">
            <text:p>-3.27E+001</text:p>
          </table:table-cell>
          <table:table-cell table:style-name="ce3" office:value-type="float" office:value="482.684531757535" calcext:value-type="float">
            <text:p>4.83E+002</text:p>
          </table:table-cell>
          <table:table-cell office:value-type="float" office:value="16698.3316850963" calcext:value-type="float">
            <text:p>16698.3316850963</text:p>
          </table:table-cell>
          <table:table-cell office:value-type="float" office:value="-428886.821977188" calcext:value-type="float">
            <text:p>-428886.821977188</text:p>
          </table:table-cell>
          <table:table-cell office:value-type="float" office:value="-9435199.446583" calcext:value-type="float">
            <text:p>-9435199.446583</text:p>
          </table:table-cell>
          <table:table-cell office:value-type="float" office:value="397620378.962322" calcext:value-type="float">
            <text:p>397620378.962322</text:p>
          </table:table-cell>
          <table:table-cell office:value-type="float" office:value="5033850308.99501" calcext:value-type="float">
            <text:p>5033850308.99501</text:p>
          </table:table-cell>
          <table:table-cell office:value-type="float" office:value="-374991947359.906" calcext:value-type="float">
            <text:p>-374991947359.906</text:p>
          </table:table-cell>
          <table:table-cell office:value-type="float" office:value="-1806841378897.02" calcext:value-type="float">
            <text:p>-1806841378897.02</text:p>
          </table:table-cell>
          <table:table-cell office:value-type="float" office:value="354020971391907" calcext:value-type="float">
            <text:p>354020971391907</text:p>
          </table:table-cell>
          <table:table-cell office:value-type="float" office:value="-874161491504026" calcext:value-type="float">
            <text:p>-874161491504026</text:p>
          </table:table-cell>
          <table:table-cell table:style-name="ce3" office:value-type="float" office:value="-3.30337498323912E+017" calcext:value-type="float">
            <text:p>-3.30E+017</text:p>
          </table:table-cell>
          <table:table-cell table:style-name="ce3" office:value-type="float" office:value="3.27615744566771E+018" calcext:value-type="float">
            <text:p>3.28E+018</text:p>
          </table:table-cell>
          <table:table-cell table:style-name="ce3" office:value-type="float" office:value="3.00677060942279E+020" calcext:value-type="float">
            <text:p>3.01E+020</text:p>
          </table:table-cell>
          <table:table-cell table:style-name="ce3" office:value-type="float" office:value="-5.51054079689609E+021" calcext:value-type="float">
            <text:p>-5.51E+021</text:p>
          </table:table-cell>
          <table:table-cell table:style-name="ce3" office:value-type="float" office:value="-2.62334476867797E+023" calcext:value-type="float">
            <text:p>-2.62E+023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7</text:p>
          </table:table-cell>
          <table:table-cell table:style-name="ce1" office:value-type="float" office:value="226.671059286136" calcext:value-type="float">
            <text:p>226.6710592861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8</text:p>
          </table:table-cell>
          <table:table-cell table:style-name="ce1" office:value-type="float" office:value="11528744.3348842" calcext:value-type="float">
            <text:p>11528744.3348842</text:p>
          </table:table-cell>
          <table:table-cell office:value-type="float" office:value="31.7565136227798" calcext:value-type="float">
            <text:p>31.7565136228</text:p>
          </table:table-cell>
          <table:table-cell office:value-type="float" office:value="79.4488555209671" calcext:value-type="float">
            <text:p>79.448855521</text:p>
          </table:table-cell>
          <table:table-cell office:value-type="float" office:value="0.192126920259157" calcext:value-type="float">
            <text:p>0.1921269203</text:p>
          </table:table-cell>
          <table:table-cell office:value-type="float" office:value="0.00317727745763948" calcext:value-type="float">
            <text:p>0.0031772775</text:p>
          </table:table-cell>
          <table:table-cell office:value-type="float" office:value="-0.00701109205578344" calcext:value-type="float">
            <text:p>-0.0070110921</text:p>
          </table:table-cell>
          <table:table-cell table:style-name="ce3" office:value-type="float" office:value="-414.967971936505" calcext:value-type="float">
            <text:p>-4.15E+002</text:p>
          </table:table-cell>
          <table:table-cell office:value-type="float" office:value="4938.10692944366" calcext:value-type="float">
            <text:p>4938.1069294437</text:p>
          </table:table-cell>
          <table:table-cell office:value-type="float" office:value="233089.549065666" calcext:value-type="float">
            <text:p>233089.549065666</text:p>
          </table:table-cell>
          <table:table-cell office:value-type="float" office:value="-5032114.51607367" calcext:value-type="float">
            <text:p>-5032114.51607367</text:p>
          </table:table-cell>
          <table:table-cell office:value-type="float" office:value="-130867461.069298" calcext:value-type="float">
            <text:p>-130867461.069298</text:p>
          </table:table-cell>
          <table:table-cell office:value-type="float" office:value="4658145159.2082" calcext:value-type="float">
            <text:p>4658145159.2082</text:p>
          </table:table-cell>
          <table:table-cell office:value-type="float" office:value="69150297359.3323" calcext:value-type="float">
            <text:p>69150297359.3323</text:p>
          </table:table-cell>
          <table:table-cell office:value-type="float" office:value="-4230123074573.38" calcext:value-type="float">
            <text:p>-4230123074573.38</text:p>
          </table:table-cell>
          <table:table-cell office:value-type="float" office:value="-27604803904929.7" calcext:value-type="float">
            <text:p>-27604803904929.7</text:p>
          </table:table-cell>
          <table:table-cell table:style-name="ce3" office:value-type="float" office:value="3.80497163318376E+015" calcext:value-type="float">
            <text:p>3.80E+015</text:p>
          </table:table-cell>
          <table:table-cell table:style-name="ce3" office:value-type="float" office:value="-3.05945502106027E+015" calcext:value-type="float">
            <text:p>-3.06E+015</text:p>
          </table:table-cell>
          <table:table-cell table:style-name="ce3" office:value-type="float" office:value="-3.37671440345928E+018" calcext:value-type="float">
            <text:p>-3.38E+018</text:p>
          </table:table-cell>
          <table:table-cell table:style-name="ce3" office:value-type="float" office:value="2.72480022026153E+019" calcext:value-type="float">
            <text:p>2.72E+019</text:p>
          </table:table-cell>
          <table:table-cell table:style-name="ce3" office:value-type="float" office:value="2.92927640959556E+021" calcext:value-type="float">
            <text:p>2.93E+021</text:p>
          </table:table-cell>
          <table:table-cell table:style-name="ce3" office:value-type="float" office:value="-4.71093082234275E+022" calcext:value-type="float">
            <text:p>-4.71E+022</text:p>
          </table:table-cell>
        </table:table-row>
        <table:table-row table:style-name="ro1">
          <table:table-cell office:value-type="string" calcext:value-type="string">
            <text:p>X9</text:p>
          </table:table-cell>
          <table:table-cell table:style-name="ce1" office:value-type="float" office:value="39144703904.6677" calcext:value-type="float">
            <text:p>39144703904.6677</text:p>
          </table:table-cell>
          <table:table-cell office:value-type="float" office:value="161739.121802732" calcext:value-type="float">
            <text:p>161739.121802732</text:p>
          </table:table-cell>
          <table:table-cell office:value-type="float" office:value="404641.133150256" calcext:value-type="float">
            <text:p>404641.133150256</text:p>
          </table:table-cell>
          <table:table-cell office:value-type="float" office:value="979.079054412441" calcext:value-type="float">
            <text:p>979.0790544124</text:p>
          </table:table-cell>
          <table:table-cell office:value-type="float" office:value="16.8806742186878" calcext:value-type="float">
            <text:p>16.8806742187</text:p>
          </table:table-cell>
          <table:table-cell office:value-type="float" office:value="-35.704804861596" calcext:value-type="float">
            <text:p>-35.7048048616</text:p>
          </table:table-cell>
          <table:table-cell table:style-name="ce3" office:value-type="float" office:value="-2113473.66887321" calcext:value-type="float">
            <text:p>-2.11E+006</text:p>
          </table:table-cell>
          <table:table-cell office:value-type="float" office:value="25150272.9544404" calcext:value-type="float">
            <text:p>25150272.9544404</text:p>
          </table:table-cell>
          <table:table-cell office:value-type="float" office:value="1187148573.16641" calcext:value-type="float">
            <text:p>1187148573.16641</text:p>
          </table:table-cell>
          <table:table-cell office:value-type="float" office:value="-25629064249.1178" calcext:value-type="float">
            <text:p>-25629064249.1178</text:p>
          </table:table-cell>
          <table:table-cell office:value-type="float" office:value="-666521188955.732" calcext:value-type="float">
            <text:p>-666521188955.732</text:p>
          </table:table-cell>
          <table:table-cell office:value-type="float" office:value="23724401370794.8" calcext:value-type="float">
            <text:p>23724401370794.8</text:p>
          </table:table-cell>
          <table:table-cell office:value-type="float" office:value="352189458353508" calcext:value-type="float">
            <text:p>352189458353508</text:p>
          </table:table-cell>
          <table:table-cell table:style-name="ce3" office:value-type="float" office:value="-2.15444422308536E+016" calcext:value-type="float">
            <text:p>-2.15E+016</text:p>
          </table:table-cell>
          <table:table-cell table:style-name="ce3" office:value-type="float" office:value="-1.40594074586114E+017" calcext:value-type="float">
            <text:p>-1.41E+017</text:p>
          </table:table-cell>
          <table:table-cell table:style-name="ce3" office:value-type="float" office:value="1.93791034254916E+019" calcext:value-type="float">
            <text:p>1.94E+019</text:p>
          </table:table-cell>
          <table:table-cell table:style-name="ce3" office:value-type="float" office:value="-1.55820863075753E+019" calcext:value-type="float">
            <text:p>-1.56E+019</text:p>
          </table:table-cell>
          <table:table-cell table:style-name="ce3" office:value-type="float" office:value="-1.7197946451006E+022" calcext:value-type="float">
            <text:p>-1.72E+022</text:p>
          </table:table-cell>
          <table:table-cell table:style-name="ce3" office:value-type="float" office:value="1.3877679538707E+023" calcext:value-type="float">
            <text:p>1.39E+023</text:p>
          </table:table-cell>
          <table:table-cell table:style-name="ce3" office:value-type="float" office:value="1.49190998678619E+025" calcext:value-type="float">
            <text:p>1.49E+025</text:p>
          </table:table-cell>
          <table:table-cell table:style-name="ce3" office:value-type="float" office:value="-2.39932429724319E+026" calcext:value-type="float">
            <text:p>-2.40E+026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table:style-name="ce2" office:value-type="float" office:value="0.000014176" calcext:value-type="float">
            <text:p>1.42E-005</text:p>
          </table:table-cell>
          <table:table-cell table:style-name="ce3" office:value-type="float" office:value="0.00007088" calcext:value-type="float">
            <text:p>7.09E-00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1</text:p>
          </table:table-cell>
          <table:table-cell table:style-name="ce2" office:value-type="float" office:value="-0.00000000000130114566717536" calcext:value-type="float">
            <text:p>-1.30E-012</text:p>
          </table:table-cell>
          <table:table-cell table:style-name="ce3" office:value-type="float" office:value="-0.0000000000195195404300739" calcext:value-type="float">
            <text:p>-1.95E-011</text:p>
          </table:table-cell>
          <table:table-cell table:style-name="ce3" office:value-type="float" office:value="-0.000000000146354550343681" calcext:value-type="float">
            <text:p>-1.46E-010</text:p>
          </table:table-cell>
          <table:table-cell table:style-name="ce3" office:value-type="float" office:value="-0.000000000162940011365187" calcext:value-type="float">
            <text:p>-1.63E-010</text:p>
          </table:table-cell>
          <table:table-cell table:style-name="ce3" office:value-type="float" office:value="0.00000718133701441982" calcext:value-type="float">
            <text:p>7.18E-006</text:p>
          </table:table-cell>
          <table:table-cell table:style-name="ce3" office:value-type="float" office:value="-0.0000358809382116294" calcext:value-type="float">
            <text:p>-3.59E-005</text:p>
          </table:table-cell>
          <table:table-cell table:style-name="ce3" office:value-type="float" office:value="-0.0016063446151716" calcext:value-type="float">
            <text:p>-1.61E-003</text:p>
          </table:table-cell>
          <table:table-cell office:value-type="float" office:value="0.0203083364460747" calcext:value-type="float">
            <text:p>0.0203083364</text:p>
          </table:table-cell>
          <table:table-cell office:value-type="float" office:value="0.614740695999065" calcext:value-type="float">
            <text:p>0.614740696</text:p>
          </table:table-cell>
          <table:table-cell office:value-type="float" office:value="-14.0348942133958" calcext:value-type="float">
            <text:p>-14.0348942134</text:p>
          </table:table-cell>
          <table:table-cell office:value-type="float" office:value="-277.881672475946" calcext:value-type="float">
            <text:p>-277.8816724759</text:p>
          </table:table-cell>
          <table:table-cell office:value-type="float" office:value="10645.9608026372" calcext:value-type="float">
            <text:p>10645.9608026372</text:p>
          </table:table-cell>
          <table:table-cell office:value-type="float" office:value="123545.746762584" calcext:value-type="float">
            <text:p>123545.746762584</text:p>
          </table:table-cell>
          <table:table-cell office:value-type="float" office:value="-8495471.23648632" calcext:value-type="float">
            <text:p>-8495471.23648632</text:p>
          </table:table-cell>
          <table:table-cell office:value-type="float" office:value="-38010231.6963096" calcext:value-type="float">
            <text:p>-38010231.6963096</text:p>
          </table:table-cell>
          <table:table-cell office:value-type="float" office:value="6950988828.25456" calcext:value-type="float">
            <text:p>6950988828.25456</text:p>
          </table:table-cell>
          <table:table-cell office:value-type="float" office:value="-16090932163.2671" calcext:value-type="float">
            <text:p>-16090932163.2671</text:p>
          </table:table-cell>
          <table:table-cell office:value-type="float" office:value="-5722921540888.43" calcext:value-type="float">
            <text:p>-5722921540888.43</text:p>
          </table:table-cell>
          <table:table-cell office:value-type="float" office:value="53604502336481.1" calcext:value-type="float">
            <text:p>53604502336481.1</text:p>
          </table:table-cell>
          <table:table-cell table:style-name="ce3" office:value-type="float" office:value="4.66074680752192E+015" calcext:value-type="float">
            <text:p>4.66E+015</text:p>
          </table:table-cell>
          <table:table-cell table:style-name="ce3" office:value-type="float" office:value="-8.11471274585538E+016" calcext:value-type="float">
            <text:p>-8.11E+016</text:p>
          </table:table-cell>
        </table:table-row>
        <table:table-row table:style-name="ro1">
          <table:table-cell office:value-type="string" calcext:value-type="string">
            <text:p>X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3</text:p>
          </table:table-cell>
          <table:table-cell table:style-name="ce1" office:value-type="float" office:value="-1.5707963267949" calcext:value-type="float">
            <text:p>-1.570796326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table:style-name="ce1" office:value-type="float" office:value="1.57078217319381" calcext:value-type="float">
            <text:p>1.5707821732</text:p>
          </table:table-cell>
          <table:table-cell table:style-name="ce3" office:value-type="float" office:value="-0.00000000200981558044613" calcext:value-type="float">
            <text:p>-2.01E-009</text:p>
          </table:table-cell>
          <table:table-cell office:value-type="float" office:value="12.5140469761286" calcext:value-type="float">
            <text:p>12.5140469761</text:p>
          </table:table-cell>
          <table:table-cell office:value-type="float" office:value="-104.299715953442" calcext:value-type="float">
            <text:p>-104.2997159534</text:p>
          </table:table-cell>
          <table:table-cell table:style-name="ce3" office:value-type="float" office:value="-6997.20073419601" calcext:value-type="float">
            <text:p>-7.00E+003</text:p>
          </table:table-cell>
          <table:table-cell table:style-name="ce3" office:value-type="float" office:value="123911.854645614" calcext:value-type="float">
            <text:p>1.24E+005</text:p>
          </table:table-cell>
          <table:table-cell table:style-name="ce3" office:value-type="float" office:value="4998522.08932414" calcext:value-type="float">
            <text:p>5.00E+006</text:p>
          </table:table-cell>
          <table:table-cell office:value-type="float" office:value="-146785925.104757" calcext:value-type="float">
            <text:p>-146785925.104757</text:p>
          </table:table-cell>
          <table:table-cell office:value-type="float" office:value="-3631146966.64953" calcext:value-type="float">
            <text:p>-3631146966.64953</text:p>
          </table:table-cell>
          <table:table-cell office:value-type="float" office:value="170099781091.547" calcext:value-type="float">
            <text:p>170099781091.547</text:p>
          </table:table-cell>
          <table:table-cell office:value-type="float" office:value="2367435510952.84" calcext:value-type="float">
            <text:p>2367435510952.84</text:p>
          </table:table-cell>
          <table:table-cell office:value-type="float" office:value="-192500361138726" calcext:value-type="float">
            <text:p>-192500361138726</text:p>
          </table:table-cell>
          <table:table-cell table:style-name="ce3" office:value-type="float" office:value="-1.00355493115289E+015" calcext:value-type="float">
            <text:p>-1.00E+015</text:p>
          </table:table-cell>
          <table:table-cell table:style-name="ce3" office:value-type="float" office:value="2.12022416653461E+017" calcext:value-type="float">
            <text:p>2.12E+017</text:p>
          </table:table-cell>
          <table:table-cell table:style-name="ce3" office:value-type="float" office:value="-5.622449142998E+017" calcext:value-type="float">
            <text:p>-5.62E+017</text:p>
          </table:table-cell>
          <table:table-cell table:style-name="ce3" office:value-type="float" office:value="-2.26099183922579E+020" calcext:value-type="float">
            <text:p>-2.26E+020</text:p>
          </table:table-cell>
          <table:table-cell table:style-name="ce3" office:value-type="float" office:value="2.38398406549634E+021" calcext:value-type="float">
            <text:p>2.38E+021</text:p>
          </table:table-cell>
          <table:table-cell table:style-name="ce3" office:value-type="float" office:value="2.31519670341333E+023" calcext:value-type="float">
            <text:p>2.32E+023</text:p>
          </table:table-cell>
          <table:table-cell table:style-name="ce3" office:value-type="float" office:value="-4.48058429041908E+024" calcext:value-type="float">
            <text:p>-4.48E+024</text:p>
          </table:table-cell>
          <table:table-cell table:style-name="ce3" office:value-type="float" office:value="-2.24434075862535E+026" calcext:value-type="float">
            <text:p>-2.24E+026</text:p>
          </table:table-cell>
          <table:table-cell table:style-name="ce3" office:value-type="float" office:value="6.83511579150949E+027" calcext:value-type="float">
            <text:p>6.84E+027</text:p>
          </table:table-cell>
        </table:table-row>
        <table:table-row table:style-name="ro1">
          <table:table-cell office:value-type="string" calcext:value-type="string">
            <text:p>X15</text:p>
          </table:table-cell>
          <table:table-cell table:style-name="ce1" office:value-type="float" office:value="0.00467640178672176" calcext:value-type="float">
            <text:p>0.0046764018</text:p>
          </table:table-cell>
          <table:table-cell office:value-type="float" office:value="0.0233989582236119" calcext:value-type="float">
            <text:p>0.0233989582</text:p>
          </table:table-cell>
          <table:table-cell office:value-type="float" office:value="-0.0584329571305022" calcext:value-type="float">
            <text:p>-0.0584329571</text:p>
          </table:table-cell>
          <table:table-cell office:value-type="float" office:value="0.194923771206872" calcext:value-type="float">
            <text:p>0.1949237712</text:p>
          </table:table-cell>
          <table:table-cell office:value-type="float" office:value="-0.721225508354124" calcext:value-type="float">
            <text:p>-0.7212255084</text:p>
          </table:table-cell>
          <table:table-cell office:value-type="float" office:value="2.49753002075559" calcext:value-type="float">
            <text:p>2.4975300208</text:p>
          </table:table-cell>
          <table:table-cell table:style-name="ce3" office:value-type="float" office:value="-7.42015291819236" calcext:value-type="float">
            <text:p>-7.42E+000</text:p>
          </table:table-cell>
          <table:table-cell office:value-type="float" office:value="321.105977442892" calcext:value-type="float">
            <text:p>321.1059774429</text:p>
          </table:table-cell>
          <table:table-cell office:value-type="float" office:value="-7014.53321394948" calcext:value-type="float">
            <text:p>-7014.5332139495</text:p>
          </table:table-cell>
          <table:table-cell office:value-type="float" office:value="-177072.643176176" calcext:value-type="float">
            <text:p>-177072.643176176</text:p>
          </table:table-cell>
          <table:table-cell office:value-type="float" office:value="7697562.20070123" calcext:value-type="float">
            <text:p>7697562.20070123</text:p>
          </table:table-cell>
          <table:table-cell office:value-type="float" office:value="103345790.929246" calcext:value-type="float">
            <text:p>103345790.929246</text:p>
          </table:table-cell>
          <table:table-cell office:value-type="float" office:value="-8158684066.47037" calcext:value-type="float">
            <text:p>-8158684066.47037</text:p>
          </table:table-cell>
          <table:table-cell office:value-type="float" office:value="-35966336201.5561" calcext:value-type="float">
            <text:p>-35966336201.5561</text:p>
          </table:table-cell>
          <table:table-cell office:value-type="float" office:value="8326367378924.25" calcext:value-type="float">
            <text:p>8326367378924.25</text:p>
          </table:table-cell>
          <table:table-cell office:value-type="float" office:value="-28962204031156.8" calcext:value-type="float">
            <text:p>-28962204031156.8</text:p>
          </table:table-cell>
          <table:table-cell table:style-name="ce3" office:value-type="float" office:value="-8.21431356186722E+015" calcext:value-type="float">
            <text:p>-8.21E+015</text:p>
          </table:table-cell>
          <table:table-cell table:style-name="ce3" office:value-type="float" office:value="9.3684112020915E+016" calcext:value-type="float">
            <text:p>9.37E+016</text:p>
          </table:table-cell>
          <table:table-cell table:style-name="ce3" office:value-type="float" office:value="7.78276656700105E+018" calcext:value-type="float">
            <text:p>7.78E+018</text:p>
          </table:table-cell>
          <table:table-cell table:style-name="ce3" office:value-type="float" office:value="-1.58740428681349E+020" calcext:value-type="float">
            <text:p>-1.59E+020</text:p>
          </table:table-cell>
          <table:table-cell table:style-name="ce3" office:value-type="float" office:value="-6.97279434465978E+021" calcext:value-type="float">
            <text:p>-6.97E+021</text:p>
          </table:table-cell>
        </table:table-row>
        <table:table-row table:style-name="ro1">
          <table:table-cell office:value-type="string" calcext:value-type="string">
            <text:p>X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19</text:p>
          </table:table-cell>
          <table:table-cell table:style-name="ce1" office:value-type="float" office:value="11528744.3348842" calcext:value-type="float">
            <text:p>11528744.3348842</text:p>
          </table:table-cell>
          <table:table-cell office:value-type="float" office:value="31.7565136227798" calcext:value-type="float">
            <text:p>31.7565136228</text:p>
          </table:table-cell>
          <table:table-cell office:value-type="float" office:value="79.4488555209671" calcext:value-type="float">
            <text:p>79.448855521</text:p>
          </table:table-cell>
          <table:table-cell office:value-type="float" office:value="0.192126920259157" calcext:value-type="float">
            <text:p>0.1921269203</text:p>
          </table:table-cell>
          <table:table-cell office:value-type="float" office:value="0.00317727745763948" calcext:value-type="float">
            <text:p>0.0031772775</text:p>
          </table:table-cell>
          <table:table-cell office:value-type="float" office:value="-0.00701109205578344" calcext:value-type="float">
            <text:p>-0.0070110921</text:p>
          </table:table-cell>
          <table:table-cell table:style-name="ce3" office:value-type="float" office:value="-414.967971936505" calcext:value-type="float">
            <text:p>-4.15E+002</text:p>
          </table:table-cell>
          <table:table-cell office:value-type="float" office:value="4938.10692944366" calcext:value-type="float">
            <text:p>4938.1069294437</text:p>
          </table:table-cell>
          <table:table-cell office:value-type="float" office:value="233089.549065666" calcext:value-type="float">
            <text:p>233089.549065666</text:p>
          </table:table-cell>
          <table:table-cell office:value-type="float" office:value="-5032114.51607367" calcext:value-type="float">
            <text:p>-5032114.51607367</text:p>
          </table:table-cell>
          <table:table-cell office:value-type="float" office:value="-130867461.069298" calcext:value-type="float">
            <text:p>-130867461.069298</text:p>
          </table:table-cell>
          <table:table-cell office:value-type="float" office:value="4658145159.2082" calcext:value-type="float">
            <text:p>4658145159.2082</text:p>
          </table:table-cell>
          <table:table-cell office:value-type="float" office:value="69150297359.3323" calcext:value-type="float">
            <text:p>69150297359.3323</text:p>
          </table:table-cell>
          <table:table-cell office:value-type="float" office:value="-4230123074573.38" calcext:value-type="float">
            <text:p>-4230123074573.38</text:p>
          </table:table-cell>
          <table:table-cell office:value-type="float" office:value="-27604803904929.7" calcext:value-type="float">
            <text:p>-27604803904929.7</text:p>
          </table:table-cell>
          <table:table-cell table:style-name="ce3" office:value-type="float" office:value="3.80497163318376E+015" calcext:value-type="float">
            <text:p>3.80E+015</text:p>
          </table:table-cell>
          <table:table-cell table:style-name="ce3" office:value-type="float" office:value="-3.05945502106027E+015" calcext:value-type="float">
            <text:p>-3.06E+015</text:p>
          </table:table-cell>
          <table:table-cell table:style-name="ce3" office:value-type="float" office:value="-3.37671440345928E+018" calcext:value-type="float">
            <text:p>-3.38E+018</text:p>
          </table:table-cell>
          <table:table-cell table:style-name="ce3" office:value-type="float" office:value="2.72480022026153E+019" calcext:value-type="float">
            <text:p>2.72E+019</text:p>
          </table:table-cell>
          <table:table-cell table:style-name="ce3" office:value-type="float" office:value="2.92927640959556E+021" calcext:value-type="float">
            <text:p>2.93E+021</text:p>
          </table:table-cell>
          <table:table-cell table:style-name="ce3" office:value-type="float" office:value="-4.71093082234275E+022" calcext:value-type="float">
            <text:p>-4.71E+022</text:p>
          </table:table-cell>
        </table:table-row>
        <table:table-row table:style-name="ro1">
          <table:table-cell office:value-type="string" calcext:value-type="string">
            <text:p>X20</text:p>
          </table:table-cell>
          <table:table-cell table:style-name="ce1" office:value-type="float" office:value="3395.40046752724" calcext:value-type="float">
            <text:p>3395.4004675272</text:p>
          </table:table-cell>
          <table:table-cell office:value-type="float" office:value="0.00467640178625337" calcext:value-type="float">
            <text:p>0.0046764018</text:p>
          </table:table-cell>
          <table:table-cell office:value-type="float" office:value="0.011699479105935" calcext:value-type="float">
            <text:p>0.0116994791</text:p>
          </table:table-cell>
          <table:table-cell table:style-name="ce3" office:value-type="float" office:value="0.0000282761192921992" calcext:value-type="float">
            <text:p>2.83E-005</text:p>
          </table:table-cell>
          <table:table-cell table:style-name="ce3" office:value-type="float" office:value="0.000000447684332728176" calcext:value-type="float">
            <text:p>4.48E-007</text:p>
          </table:table-cell>
          <table:table-cell table:style-name="ce3" office:value-type="float" office:value="-0.00000103253768468248" calcext:value-type="float">
            <text:p>-1.03E-006</text:p>
          </table:table-cell>
          <table:table-cell table:style-name="ce3" office:value-type="float" office:value="-0.0611073680272435" calcext:value-type="float">
            <text:p>-6.11E-002</text:p>
          </table:table-cell>
          <table:table-cell office:value-type="float" office:value="0.727176005926227" calcext:value-type="float">
            <text:p>0.7271760059</text:p>
          </table:table-cell>
          <table:table-cell office:value-type="float" office:value="34.3243081226487" calcext:value-type="float">
            <text:p>34.3243081226</text:p>
          </table:table-cell>
          <table:table-cell office:value-type="float" office:value="-741.019343997825" calcext:value-type="float">
            <text:p>-741.0193439978</text:p>
          </table:table-cell>
          <table:table-cell office:value-type="float" office:value="-19271.2842260387" calcext:value-type="float">
            <text:p>-19271.2842260387</text:p>
          </table:table-cell>
          <table:table-cell office:value-type="float" office:value="685949.330768964" calcext:value-type="float">
            <text:p>685949.330768964</text:p>
          </table:table-cell>
          <table:table-cell office:value-type="float" office:value="10182936.0124211" calcext:value-type="float">
            <text:p>10182936.0124211</text:p>
          </table:table-cell>
          <table:table-cell office:value-type="float" office:value="-622919627.053943" calcext:value-type="float">
            <text:p>-622919627.053943</text:p>
          </table:table-cell>
          <table:table-cell office:value-type="float" office:value="-4065028349.55632" calcext:value-type="float">
            <text:p>-4065028349.55632</text:p>
          </table:table-cell>
          <table:table-cell office:value-type="float" office:value="560312652685.291" calcext:value-type="float">
            <text:p>560312652685.291</text:p>
          </table:table-cell>
          <table:table-cell office:value-type="float" office:value="-450530091466.996" calcext:value-type="float">
            <text:p>-450530091466.996</text:p>
          </table:table-cell>
          <table:table-cell office:value-type="float" office:value="-497248328238444" calcext:value-type="float">
            <text:p>-497248328238444</text:p>
          </table:table-cell>
          <table:table-cell table:style-name="ce3" office:value-type="float" office:value="4.01248794131732E+015" calcext:value-type="float">
            <text:p>4.01E+015</text:p>
          </table:table-cell>
          <table:table-cell table:style-name="ce3" office:value-type="float" office:value="4.31359483471445E+017" calcext:value-type="float">
            <text:p>4.31E+017</text:p>
          </table:table-cell>
          <table:table-cell table:style-name="ce3" office:value-type="float" office:value="-6.93722475481895E+018" calcext:value-type="float">
            <text:p>-6.94E+018</text:p>
          </table:table-cell>
        </table:table-row>
        <table:table-row table:style-name="ro1">
          <table:table-cell office:value-type="string" calcext:value-type="string">
            <text:p>X21</text:p>
          </table:table-cell>
          <table:table-cell table:style-name="ce1" office:value-type="float" office:value="0.0579419532352003" calcext:value-type="float">
            <text:p>0.0579419532</text:p>
          </table:table-cell>
          <table:table-cell office:value-type="float" office:value="0.000218527025097809" calcext:value-type="float">
            <text:p>0.000218527</text:p>
          </table:table-cell>
          <table:table-cell office:value-type="float" office:value="0.00054790489124114" calcext:value-type="float">
            <text:p>0.0005479049</text:p>
          </table:table-cell>
          <table:table-cell office:value-type="float" office:value="0.0469502359505426" calcext:value-type="float">
            <text:p>0.046950236</text:p>
          </table:table-cell>
          <table:table-cell office:value-type="float" office:value="-0.293203682316265" calcext:value-type="float">
            <text:p>-0.2932036823</text:p>
          </table:table-cell>
          <table:table-cell table:style-name="ce3" office:value-type="float" office:value="-15.7550612929311" calcext:value-type="float">
            <text:p>-1.58E+001</text:p>
          </table:table-cell>
          <table:table-cell table:style-name="ce3" office:value-type="float" office:value="232.371421525033" calcext:value-type="float">
            <text:p>2.32E+002</text:p>
          </table:table-cell>
          <table:table-cell office:value-type="float" office:value="8040.12357014922" calcext:value-type="float">
            <text:p>8040.1235701492</text:p>
          </table:table-cell>
          <table:table-cell office:value-type="float" office:value="-206492.407330313" calcext:value-type="float">
            <text:p>-206492.407330313</text:p>
          </table:table-cell>
          <table:table-cell office:value-type="float" office:value="-4543440.21878151" calcext:value-type="float">
            <text:p>-4543440.21878151</text:p>
          </table:table-cell>
          <table:table-cell office:value-type="float" office:value="191452608.496595" calcext:value-type="float">
            <text:p>191452608.496595</text:p>
          </table:table-cell>
          <table:table-cell office:value-type="float" office:value="2424311142.37246" calcext:value-type="float">
            <text:p>2424311142.37246</text:p>
          </table:table-cell>
          <table:table-cell office:value-type="float" office:value="-180567716724.855" calcext:value-type="float">
            <text:p>-180567716724.855</text:p>
          </table:table-cell>
          <table:table-cell office:value-type="float" office:value="-870467072917.103" calcext:value-type="float">
            <text:p>-870467072917.103</text:p>
          </table:table-cell>
          <table:table-cell office:value-type="float" office:value="170478435317101" calcext:value-type="float">
            <text:p>170478435317101</text:p>
          </table:table-cell>
          <table:table-cell office:value-type="float" office:value="-420565332052935" calcext:value-type="float">
            <text:p>-420565332052935</text:p>
          </table:table-cell>
          <table:table-cell table:style-name="ce3" office:value-type="float" office:value="-1.59081266391081E+017" calcext:value-type="float">
            <text:p>-1.59E+017</text:p>
          </table:table-cell>
          <table:table-cell table:style-name="ce3" office:value-type="float" office:value="1.57732109018576E+018" calcext:value-type="float">
            <text:p>1.58E+018</text:p>
          </table:table-cell>
          <table:table-cell table:style-name="ce3" office:value-type="float" office:value="1.44804483069E+020" calcext:value-type="float">
            <text:p>1.45E+020</text:p>
          </table:table-cell>
          <table:table-cell table:style-name="ce3" office:value-type="float" office:value="-2.65342521518027E+021" calcext:value-type="float">
            <text:p>-2.65E+021</text:p>
          </table:table-cell>
          <table:table-cell table:style-name="ce3" office:value-type="float" office:value="-1.26345380646634E+023" calcext:value-type="float">
            <text:p>-1.26E+023</text:p>
          </table:table-cell>
        </table:table-row>
        <table:table-row table:style-name="ro1">
          <table:table-cell office:value-type="string" calcext:value-type="string">
            <text:p>X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3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-0.00000000200971508715471" calcext:value-type="float">
            <text:p>-2.01E-009</text:p>
          </table:table-cell>
          <table:table-cell office:value-type="float" office:value="12.5134212581364" calcext:value-type="float">
            <text:p>12.5134212581</text:p>
          </table:table-cell>
          <table:table-cell office:value-type="float" office:value="-104.294503352105" calcext:value-type="float">
            <text:p>-104.2945033521</text:p>
          </table:table-cell>
          <table:table-cell office:value-type="float" office:value="832.434734726882" calcext:value-type="float">
            <text:p>832.4347347269</text:p>
          </table:table-cell>
          <table:table-cell table:style-name="ce3" office:value-type="float" office:value="-6602.44365768606" calcext:value-type="float">
            <text:p>-6.60E+003</text:p>
          </table:table-cell>
          <table:table-cell table:style-name="ce3" office:value-type="float" office:value="52390.0210340078" calcext:value-type="float">
            <text:p>5.24E+004</text:p>
          </table:table-cell>
          <table:table-cell office:value-type="float" office:value="-412051.32498678" calcext:value-type="float">
            <text:p>-412051.32498678</text:p>
          </table:table-cell>
          <table:table-cell office:value-type="float" office:value="3269375.03271598" calcext:value-type="float">
            <text:p>3269375.03271598</text:p>
          </table:table-cell>
          <table:table-cell office:value-type="float" office:value="-29523233.9208576" calcext:value-type="float">
            <text:p>-29523233.9208576</text:p>
          </table:table-cell>
          <table:table-cell office:value-type="float" office:value="212079342.445859" calcext:value-type="float">
            <text:p>212079342.445859</text:p>
          </table:table-cell>
          <table:table-cell office:value-type="float" office:value="2622632996.53471" calcext:value-type="float">
            <text:p>2622632996.53471</text:p>
          </table:table-cell>
          <table:table-cell office:value-type="float" office:value="-18293182213.276" calcext:value-type="float">
            <text:p>-18293182213.276</text:p>
          </table:table-cell>
          <table:table-cell office:value-type="float" office:value="-4457007224063.96" calcext:value-type="float">
            <text:p>-4457007224063.96</text:p>
          </table:table-cell>
          <table:table-cell office:value-type="float" office:value="61388432008371" calcext:value-type="float">
            <text:p>61388432008371</text:p>
          </table:table-cell>
          <table:table-cell table:style-name="ce3" office:value-type="float" office:value="4.19785496138492E+015" calcext:value-type="float">
            <text:p>4.20E+015</text:p>
          </table:table-cell>
          <table:table-cell table:style-name="ce3" office:value-type="float" office:value="-9.27225909140958E+016" calcext:value-type="float">
            <text:p>-9.27E+016</text:p>
          </table:table-cell>
          <table:table-cell table:style-name="ce3" office:value-type="float" office:value="-3.81801992188801E+018" calcext:value-type="float">
            <text:p>-3.82E+018</text:p>
          </table:table-cell>
          <table:table-cell table:style-name="ce3" office:value-type="float" office:value="1.26007238529514E+020" calcext:value-type="float">
            <text:p>1.26E+020</text:p>
          </table:table-cell>
          <table:table-cell table:style-name="ce3" office:value-type="float" office:value="3.18489592952847E+021" calcext:value-type="float">
            <text:p>3.18E+021</text:p>
          </table:table-cell>
          <table:table-cell table:style-name="ce3" office:value-type="float" office:value="-1.58893466783969E+023" calcext:value-type="float">
            <text:p>-1.59E+023</text:p>
          </table:table-cell>
        </table:table-row>
        <table:table-row table:style-name="ro1">
          <table:table-cell office:value-type="string" calcext:value-type="string">
            <text:p>X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table:style-name="ce1" office:value-type="float" office:value="0.00467640178625337" calcext:value-type="float">
            <text:p>0.0046764018</text:p>
          </table:table-cell>
          <table:table-cell office:value-type="float" office:value="0.0233989582118699" calcext:value-type="float">
            <text:p>0.0233989582</text:p>
          </table:table-cell>
          <table:table-cell table:style-name="ce3" office:value-type="float" office:value="0.0000848283578765976" calcext:value-type="float">
            <text:p>8.48E-005</text:p>
          </table:table-cell>
          <table:table-cell table:style-name="ce3" office:value-type="float" office:value="0.0000017907373309127" calcext:value-type="float">
            <text:p>1.79E-006</text:p>
          </table:table-cell>
          <table:table-cell table:style-name="ce3" office:value-type="float" office:value="-0.00000516268842341241" calcext:value-type="float">
            <text:p>-5.16E-006</text:p>
          </table:table-cell>
          <table:table-cell table:style-name="ce3" office:value-type="float" office:value="-0.366644208163461" calcext:value-type="float">
            <text:p>-3.67E-001</text:p>
          </table:table-cell>
          <table:table-cell table:style-name="ce3" office:value-type="float" office:value="5.09023204148359" calcext:value-type="float">
            <text:p>5.09E+000</text:p>
          </table:table-cell>
          <table:table-cell office:value-type="float" office:value="274.59446498119" calcext:value-type="float">
            <text:p>274.5944649812</text:p>
          </table:table-cell>
          <table:table-cell office:value-type="float" office:value="-6669.17409598043" calcext:value-type="float">
            <text:p>-6669.1740959804</text:p>
          </table:table-cell>
          <table:table-cell office:value-type="float" office:value="-192712.842260387" calcext:value-type="float">
            <text:p>-192712.842260387</text:p>
          </table:table-cell>
          <table:table-cell office:value-type="float" office:value="7545442.6384586" calcext:value-type="float">
            <text:p>7545442.6384586</text:p>
          </table:table-cell>
          <table:table-cell office:value-type="float" office:value="122195232.149053" calcext:value-type="float">
            <text:p>122195232.149053</text:p>
          </table:table-cell>
          <table:table-cell office:value-type="float" office:value="-8097955151.70125" calcext:value-type="float">
            <text:p>-8097955151.70125</text:p>
          </table:table-cell>
          <table:table-cell office:value-type="float" office:value="-56910396893.7885" calcext:value-type="float">
            <text:p>-56910396893.7885</text:p>
          </table:table-cell>
          <table:table-cell office:value-type="float" office:value="8404689790279.36" calcext:value-type="float">
            <text:p>8404689790279.36</text:p>
          </table:table-cell>
          <table:table-cell office:value-type="float" office:value="-7208481463471.94" calcext:value-type="float">
            <text:p>-7208481463471.94</text:p>
          </table:table-cell>
          <table:table-cell table:style-name="ce3" office:value-type="float" office:value="-8.45322158005355E+015" calcext:value-type="float">
            <text:p>-8.45E+015</text:p>
          </table:table-cell>
          <table:table-cell table:style-name="ce3" office:value-type="float" office:value="7.22247829437118E+016" calcext:value-type="float">
            <text:p>7.22E+016</text:p>
          </table:table-cell>
          <table:table-cell table:style-name="ce3" office:value-type="float" office:value="8.19583018595745E+018" calcext:value-type="float">
            <text:p>8.20E+018</text:p>
          </table:table-cell>
          <table:table-cell table:style-name="ce3" office:value-type="float" office:value="-1.38744495096379E+020" calcext:value-type="float">
            <text:p>-1.39E+020</text:p>
          </table:table-cell>
          <table:table-cell table:style-name="ce3" office:value-type="float" office:value="-7.56795826561816E+021" calcext:value-type="float">
            <text:p>-7.57E+021</text:p>
          </table:table-cell>
        </table:table-row>
        <table:table-row table:style-name="ro1">
          <table:table-cell office:value-type="string" calcext:value-type="string">
            <text:p>X26</text:p>
          </table:table-cell>
          <table:table-cell table:style-name="ce1" office:value-type="float" office:value="31.7565136227798" calcext:value-type="float">
            <text:p>31.7565136228</text:p>
          </table:table-cell>
          <table:table-cell office:value-type="float" office:value="158.897711041934" calcext:value-type="float">
            <text:p>158.8977110419</text:p>
          </table:table-cell>
          <table:table-cell office:value-type="float" office:value="0.57638076077747" calcext:value-type="float">
            <text:p>0.5763807608</text:p>
          </table:table-cell>
          <table:table-cell office:value-type="float" office:value="0.0127091098305579" calcext:value-type="float">
            <text:p>0.0127091098</text:p>
          </table:table-cell>
          <table:table-cell office:value-type="float" office:value="-0.0350554602789172" calcext:value-type="float">
            <text:p>-0.0350554603</text:p>
          </table:table-cell>
          <table:table-cell table:style-name="ce3" office:value-type="float" office:value="-2489.80783161903" calcext:value-type="float">
            <text:p>-2.49E+003</text:p>
          </table:table-cell>
          <table:table-cell table:style-name="ce3" office:value-type="float" office:value="34566.7485061056" calcext:value-type="float">
            <text:p>3.46E+004</text:p>
          </table:table-cell>
          <table:table-cell office:value-type="float" office:value="1864716.39252533" calcext:value-type="float">
            <text:p>1864716.39252533</text:p>
          </table:table-cell>
          <table:table-cell office:value-type="float" office:value="-45289030.644663" calcext:value-type="float">
            <text:p>-45289030.644663</text:p>
          </table:table-cell>
          <table:table-cell office:value-type="float" office:value="-1308674610.69298" calcext:value-type="float">
            <text:p>-1308674610.69298</text:p>
          </table:table-cell>
          <table:table-cell office:value-type="float" office:value="51239596751.2901" calcext:value-type="float">
            <text:p>51239596751.2901</text:p>
          </table:table-cell>
          <table:table-cell office:value-type="float" office:value="829803568311.987" calcext:value-type="float">
            <text:p>829803568311.987</text:p>
          </table:table-cell>
          <table:table-cell office:value-type="float" office:value="-54991599969453.9" calcext:value-type="float">
            <text:p>-54991599969453.9</text:p>
          </table:table-cell>
          <table:table-cell office:value-type="float" office:value="-386467254669016" calcext:value-type="float">
            <text:p>-386467254669016</text:p>
          </table:table-cell>
          <table:table-cell table:style-name="ce3" office:value-type="float" office:value="5.70745744977564E+016" calcext:value-type="float">
            <text:p>5.71E+016</text:p>
          </table:table-cell>
          <table:table-cell table:style-name="ce3" office:value-type="float" office:value="-4.89512803369643E+016" calcext:value-type="float">
            <text:p>-4.90E+016</text:p>
          </table:table-cell>
          <table:table-cell table:style-name="ce3" office:value-type="float" office:value="-5.74041448588078E+019" calcext:value-type="float">
            <text:p>-5.74E+019</text:p>
          </table:table-cell>
          <table:table-cell table:style-name="ce3" office:value-type="float" office:value="4.90464039647075E+020" calcext:value-type="float">
            <text:p>4.90E+020</text:p>
          </table:table-cell>
          <table:table-cell table:style-name="ce3" office:value-type="float" office:value="5.56562517823157E+022" calcext:value-type="float">
            <text:p>5.57E+022</text:p>
          </table:table-cell>
          <table:table-cell table:style-name="ce3" office:value-type="float" office:value="-9.4218616446855E+023" calcext:value-type="float">
            <text:p>-9.42E+023</text:p>
          </table:table-cell>
          <table:table-cell table:style-name="ce3" office:value-type="float" office:value="-5.13924992171835E+025" calcext:value-type="float">
            <text:p>-5.14E+025</text:p>
          </table:table-cell>
        </table:table-row>
        <table:table-row table:style-name="ro1">
          <table:table-cell office:value-type="string" calcext:value-type="string">
            <text:p>X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28</text:p>
          </table:table-cell>
          <table:table-cell table:style-name="ce1" office:value-type="float" office:value="0.0163434531033243" calcext:value-type="float">
            <text:p>0.0163434531</text:p>
          </table:table-cell>
          <table:table-cell table:style-name="ce3" office:value-type="float" office:value="-0.00000748848660587509" calcext:value-type="float">
            <text:p>-7.49E-006</text:p>
          </table:table-cell>
          <table:table-cell table:style-name="ce3" office:value-type="float" office:value="-0.000022407932276386" calcext:value-type="float">
            <text:p>-2.24E-005</text:p>
          </table:table-cell>
          <table:table-cell table:style-name="ce3" office:value-type="float" office:value="-0.0000147427644691985" calcext:value-type="float">
            <text:p>-1.47E-005</text:p>
          </table:table-cell>
          <table:table-cell table:style-name="ce3" office:value-type="float" office:value="-0.0000110413144239944" calcext:value-type="float">
            <text:p>-1.10E-005</text:p>
          </table:table-cell>
          <table:table-cell table:style-name="ce3" office:value-type="float" office:value="-0.00000882663344048522" calcext:value-type="float">
            <text:p>-8.83E-006</text:p>
          </table:table-cell>
          <table:table-cell table:style-name="ce3" office:value-type="float" office:value="0.0000905026017877484" calcext:value-type="float">
            <text:p>9.05E-005</text:p>
          </table:table-cell>
          <table:table-cell office:value-type="float" office:value="-0.00108847673066587" calcext:value-type="float">
            <text:p>-0.0010884767</text:p>
          </table:table-cell>
          <table:table-cell office:value-type="float" office:value="-0.0558978567002304" calcext:value-type="float">
            <text:p>-0.0558978567</text:p>
          </table:table-cell>
          <table:table-cell office:value-type="float" office:value="1.1378666324048" calcext:value-type="float">
            <text:p>1.1378666324</text:p>
          </table:table-cell>
          <table:table-cell office:value-type="float" office:value="31.8636020267414" calcext:value-type="float">
            <text:p>31.8636020267</text:p>
          </table:table-cell>
          <table:table-cell office:value-type="float" office:value="-1070.00416953549" calcext:value-type="float">
            <text:p>-1070.0041695355</text:p>
          </table:table-cell>
          <table:table-cell office:value-type="float" office:value="-17268.0050578085" calcext:value-type="float">
            <text:p>-17268.0050578085</text:p>
          </table:table-cell>
          <table:table-cell office:value-type="float" office:value="981851.727728276" calcext:value-type="float">
            <text:p>981851.727728276</text:p>
          </table:table-cell>
          <table:table-cell office:value-type="float" office:value="7403587.10792546" calcext:value-type="float">
            <text:p>7403587.10792546</text:p>
          </table:table-cell>
          <table:table-cell office:value-type="float" office:value="-890455554.034535" calcext:value-type="float">
            <text:p>-890455554.034535</text:p>
          </table:table-cell>
          <table:table-cell office:value-type="float" office:value="-97356371.5673961" calcext:value-type="float">
            <text:p>-97356371.5673961</text:p>
          </table:table-cell>
          <table:table-cell office:value-type="float" office:value="796158112883.505" calcext:value-type="float">
            <text:p>796158112883.505</text:p>
          </table:table-cell>
          <table:table-cell office:value-type="float" office:value="-5687718567151.56" calcext:value-type="float">
            <text:p>-5687718567151.56</text:p>
          </table:table-cell>
          <table:table-cell office:value-type="float" office:value="-696024951196317" calcext:value-type="float">
            <text:p>-696024951196317</text:p>
          </table:table-cell>
          <table:table-cell table:style-name="ce3" office:value-type="float" office:value="1.046008978149E+016" calcext:value-type="float">
            <text:p>1.05E+016</text:p>
          </table:table-cell>
        </table:table-row>
        <table:table-row table:style-name="ro1">
          <table:table-cell office:value-type="string" calcext:value-type="string">
            <text:p>X29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30</text:p>
          </table:table-cell>
          <table:table-cell table:style-name="ce1" office:value-type="float" office:value="-4.11392788364412" calcext:value-type="float">
            <text:p>-4.1139278836</text:p>
          </table:table-cell>
          <table:table-cell office:value-type="float" office:value="-0.000458194884430629" calcext:value-type="float">
            <text:p>-0.0004581949</text:p>
          </table:table-cell>
          <table:table-cell office:value-type="float" office:value="-0.00137116971106646" calcext:value-type="float">
            <text:p>-0.0013711697</text:p>
          </table:table-cell>
          <table:table-cell office:value-type="float" office:value="-0.000902687583824499" calcext:value-type="float">
            <text:p>-0.0009026876</text:p>
          </table:table-cell>
          <table:table-cell office:value-type="float" office:value="-0.000676933783869866" calcext:value-type="float">
            <text:p>-0.0006769338</text:p>
          </table:table-cell>
          <table:table-cell office:value-type="float" office:value="-0.000541618892722672" calcext:value-type="float">
            <text:p>-0.0005416189</text:p>
          </table:table-cell>
          <table:table-cell table:style-name="ce3" office:value-type="float" office:value="0.00553596196734372" calcext:value-type="float">
            <text:p>5.54E-003</text:p>
          </table:table-cell>
          <table:table-cell office:value-type="float" office:value="-0.0665989841515172" calcext:value-type="float">
            <text:p>-0.0665989842</text:p>
          </table:table-cell>
          <table:table-cell office:value-type="float" office:value="-3.42022231950918" calcext:value-type="float">
            <text:p>-3.4202223195</text:p>
          </table:table-cell>
          <table:table-cell office:value-type="float" office:value="69.6205138675011" calcext:value-type="float">
            <text:p>69.6205138675</text:p>
          </table:table-cell>
          <table:table-cell office:value-type="float" office:value="1949.65198690679" calcext:value-type="float">
            <text:p>1949.6519869068</text:p>
          </table:table-cell>
          <table:table-cell office:value-type="float" office:value="-65468.9100208137" calcext:value-type="float">
            <text:p>-65468.9100208137</text:p>
          </table:table-cell>
          <table:table-cell office:value-type="float" office:value="-1056597.43606359" calcext:value-type="float">
            <text:p>-1056597.43606359</text:p>
          </table:table-cell>
          <table:table-cell office:value-type="float" office:value="60075577.1543601" calcext:value-type="float">
            <text:p>60075577.1543601</text:p>
          </table:table-cell>
          <table:table-cell office:value-type="float" office:value="453026194.48471" calcext:value-type="float">
            <text:p>453026194.48471</text:p>
          </table:table-cell>
          <table:table-cell office:value-type="float" office:value="-54483641005.8414" calcext:value-type="float">
            <text:p>-54483641005.8414</text:p>
          </table:table-cell>
          <table:table-cell office:value-type="float" office:value="-5981192979.55511" calcext:value-type="float">
            <text:p>-5981192979.55511</text:p>
          </table:table-cell>
          <table:table-cell office:value-type="float" office:value="48714115036713.2" calcext:value-type="float">
            <text:p>48714115036713.2</text:p>
          </table:table-cell>
          <table:table-cell office:value-type="float" office:value="-347989783299614" calcext:value-type="float">
            <text:p>-347989783299614</text:p>
          </table:table-cell>
          <table:table-cell table:style-name="ce3" office:value-type="float" office:value="-4.25874790246867E+016" calcext:value-type="float">
            <text:p>-4.26E+016</text:p>
          </table:table-cell>
          <table:table-cell table:style-name="ce3" office:value-type="float" office:value="6.39997173149854E+017" calcext:value-type="float">
            <text:p>6.40E+017</text:p>
          </table:table-cell>
        </table:table-row>
        <table:table-row table:style-name="ro1">
          <table:table-cell office:value-type="string" calcext:value-type="string">
            <text:p>X31</text:p>
          </table:table-cell>
          <table:table-cell table:style-name="ce1" office:value-type="float" office:value="-0.599532472762348" calcext:value-type="float">
            <text:p>-0.5995324728</text:p>
          </table:table-cell>
          <table:table-cell office:value-type="float" office:value="0.00467640178625337" calcext:value-type="float">
            <text:p>0.0046764018</text:p>
          </table:table-cell>
          <table:table-cell office:value-type="float" office:value="0.011699479105935" calcext:value-type="float">
            <text:p>0.0116994791</text:p>
          </table:table-cell>
          <table:table-cell table:style-name="ce3" office:value-type="float" office:value="0.0000282761192921992" calcext:value-type="float">
            <text:p>2.83E-005</text:p>
          </table:table-cell>
          <table:table-cell table:style-name="ce3" office:value-type="float" office:value="0.000000447684332728176" calcext:value-type="float">
            <text:p>4.48E-007</text:p>
          </table:table-cell>
          <table:table-cell table:style-name="ce3" office:value-type="float" office:value="-0.00000103253768468248" calcext:value-type="float">
            <text:p>-1.03E-006</text:p>
          </table:table-cell>
          <table:table-cell table:style-name="ce3" office:value-type="float" office:value="-0.0611073680272435" calcext:value-type="float">
            <text:p>-6.11E-002</text:p>
          </table:table-cell>
          <table:table-cell office:value-type="float" office:value="0.727176005926227" calcext:value-type="float">
            <text:p>0.7271760059</text:p>
          </table:table-cell>
          <table:table-cell office:value-type="float" office:value="34.3243081226487" calcext:value-type="float">
            <text:p>34.3243081226</text:p>
          </table:table-cell>
          <table:table-cell office:value-type="float" office:value="-741.019343997825" calcext:value-type="float">
            <text:p>-741.0193439978</text:p>
          </table:table-cell>
          <table:table-cell office:value-type="float" office:value="-19271.2842260387" calcext:value-type="float">
            <text:p>-19271.2842260387</text:p>
          </table:table-cell>
          <table:table-cell office:value-type="float" office:value="685949.330768964" calcext:value-type="float">
            <text:p>685949.330768964</text:p>
          </table:table-cell>
          <table:table-cell office:value-type="float" office:value="10182936.0124211" calcext:value-type="float">
            <text:p>10182936.0124211</text:p>
          </table:table-cell>
          <table:table-cell office:value-type="float" office:value="-622919627.053943" calcext:value-type="float">
            <text:p>-622919627.053943</text:p>
          </table:table-cell>
          <table:table-cell office:value-type="float" office:value="-4065028349.55632" calcext:value-type="float">
            <text:p>-4065028349.55632</text:p>
          </table:table-cell>
          <table:table-cell office:value-type="float" office:value="560312652685.291" calcext:value-type="float">
            <text:p>560312652685.291</text:p>
          </table:table-cell>
          <table:table-cell office:value-type="float" office:value="-450530091466.996" calcext:value-type="float">
            <text:p>-450530091466.996</text:p>
          </table:table-cell>
          <table:table-cell office:value-type="float" office:value="-497248328238444" calcext:value-type="float">
            <text:p>-497248328238444</text:p>
          </table:table-cell>
          <table:table-cell table:style-name="ce3" office:value-type="float" office:value="4.01248794131732E+015" calcext:value-type="float">
            <text:p>4.01E+015</text:p>
          </table:table-cell>
          <table:table-cell table:style-name="ce3" office:value-type="float" office:value="4.31359483471445E+017" calcext:value-type="float">
            <text:p>4.31E+017</text:p>
          </table:table-cell>
          <table:table-cell table:style-name="ce3" office:value-type="float" office:value="-6.93722475481895E+018" calcext:value-type="float">
            <text:p>-6.94E+018</text:p>
          </table:table-cell>
        </table:table-row>
        <table:table-row table:style-name="ro1">
          <table:table-cell office:value-type="string" calcext:value-type="string">
            <text:p>X32</text:p>
          </table:table-cell>
          <table:table-cell table:style-name="ce1" office:value-type="float" office:value="0.00662962023488634" calcext:value-type="float">
            <text:p>0.0066296202</text:p>
          </table:table-cell>
          <table:table-cell office:value-type="float" office:value="0.0331718542116116" calcext:value-type="float">
            <text:p>0.0331718542</text:p>
          </table:table-cell>
          <table:table-cell office:value-type="float" office:value="-0.082841039788423" calcext:value-type="float">
            <text:p>-0.0828410398</text:p>
          </table:table-cell>
          <table:table-cell office:value-type="float" office:value="0.276338646754863" calcext:value-type="float">
            <text:p>0.2763386468</text:p>
          </table:table-cell>
          <table:table-cell office:value-type="float" office:value="-1.02246661196437" calcext:value-type="float">
            <text:p>-1.022466612</text:p>
          </table:table-cell>
          <table:table-cell office:value-type="float" office:value="3.54070090114207" calcext:value-type="float">
            <text:p>3.5407009011</text:p>
          </table:table-cell>
          <table:table-cell table:style-name="ce3" office:value-type="float" office:value="-10.5194063011172" calcext:value-type="float">
            <text:p>-1.05E+001</text:p>
          </table:table-cell>
          <table:table-cell office:value-type="float" office:value="455.224121162668" calcext:value-type="float">
            <text:p>455.2241211627</text:p>
          </table:table-cell>
          <table:table-cell office:value-type="float" office:value="-9944.35198194877" calcext:value-type="float">
            <text:p>-9944.3519819488</text:p>
          </table:table-cell>
          <table:table-cell office:value-type="float" office:value="-251031.147485703" calcext:value-type="float">
            <text:p>-251031.147485703</text:p>
          </table:table-cell>
          <table:table-cell office:value-type="float" office:value="10912658.1761525" calcext:value-type="float">
            <text:p>10912658.1761525</text:p>
          </table:table-cell>
          <table:table-cell office:value-type="float" office:value="146510332.858439" calcext:value-type="float">
            <text:p>146510332.858439</text:p>
          </table:table-cell>
          <table:table-cell office:value-type="float" office:value="-11566374540.9332" calcext:value-type="float">
            <text:p>-11566374540.9332</text:p>
          </table:table-cell>
          <table:table-cell office:value-type="float" office:value="-50988093849.737" calcext:value-type="float">
            <text:p>-50988093849.737</text:p>
          </table:table-cell>
          <table:table-cell office:value-type="float" office:value="11804090776703.1" calcext:value-type="float">
            <text:p>11804090776703.1</text:p>
          </table:table-cell>
          <table:table-cell office:value-type="float" office:value="-41059524661542.6" calcext:value-type="float">
            <text:p>-41059524661542.6</text:p>
          </table:table-cell>
          <table:table-cell table:style-name="ce3" office:value-type="float" office:value="-1.16452307357599E+016" calcext:value-type="float">
            <text:p>-1.16E+016</text:p>
          </table:table-cell>
          <table:table-cell table:style-name="ce3" office:value-type="float" office:value="1.32814188368139E+017" calcext:value-type="float">
            <text:p>1.33E+017</text:p>
          </table:table-cell>
          <table:table-cell table:style-name="ce3" office:value-type="float" office:value="1.10334330727979E+019" calcext:value-type="float">
            <text:p>1.10E+019</text:p>
          </table:table-cell>
          <table:table-cell table:style-name="ce3" office:value-type="float" office:value="-2.25042915753136E+020" calcext:value-type="float">
            <text:p>-2.25E+020</text:p>
          </table:table-cell>
          <table:table-cell table:style-name="ce3" office:value-type="float" office:value="-9.88515120737566E+021" calcext:value-type="float">
            <text:p>-9.89E+021</text:p>
          </table:table-cell>
        </table:table-row>
        <table:table-row table:style-name="ro1">
          <table:table-cell office:value-type="string" calcext:value-type="string">
            <text:p>X33</text:p>
          </table:table-cell>
          <table:table-cell table:style-name="ce1" office:value-type="float" office:value="0.705380040038136" calcext:value-type="float">
            <text:p>0.70538004</text:p>
          </table:table-cell>
          <table:table-cell table:style-name="ce3" office:value-type="float" office:value="0.0000293186757530462" calcext:value-type="float">
            <text:p>2.93E-005</text:p>
          </table:table-cell>
          <table:table-cell table:style-name="ce3" office:value-type="float" office:value="0.0000733492117881172" calcext:value-type="float">
            <text:p>7.33E-005</text:p>
          </table:table-cell>
          <table:table-cell table:style-name="ce3" office:value-type="float" office:value="0.000000174228263600984" calcext:value-type="float">
            <text:p>1.74E-007</text:p>
          </table:table-cell>
          <table:table-cell table:style-name="ce3" office:value-type="float" office:value="-0.00000000101411002534502" calcext:value-type="float">
            <text:p>-1.01E-009</text:p>
          </table:table-cell>
          <table:table-cell table:style-name="ce3" office:value-type="float" office:value="-0.00000000649156448131673" calcext:value-type="float">
            <text:p>-6.49E-009</text:p>
          </table:table-cell>
          <table:table-cell office:value-type="float" office:value="-0.000383112313600818" calcext:value-type="float">
            <text:p>-0.0003831123</text:p>
          </table:table-cell>
          <table:table-cell office:value-type="float" office:value="0.00455904196794253" calcext:value-type="float">
            <text:p>0.004559042</text:p>
          </table:table-cell>
          <table:table-cell office:value-type="float" office:value="0.215195914817244" calcext:value-type="float">
            <text:p>0.2151959148</text:p>
          </table:table-cell>
          <table:table-cell office:value-type="float" office:value="-4.64582619521299" calcext:value-type="float">
            <text:p>-4.6458261952</text:p>
          </table:table-cell>
          <table:table-cell office:value-type="float" office:value="-120.821041695352" calcext:value-type="float">
            <text:p>-120.8210416954</text:p>
          </table:table-cell>
          <table:table-cell office:value-type="float" office:value="4300.5611310076" calcext:value-type="float">
            <text:p>4300.5611310076</text:p>
          </table:table-cell>
          <table:table-cell office:value-type="float" office:value="63841.6961711691" calcext:value-type="float">
            <text:p>63841.6961711691</text:p>
          </table:table-cell>
          <table:table-cell office:value-type="float" office:value="-3905394.33964418" calcext:value-type="float">
            <text:p>-3905394.33964418</text:p>
          </table:table-cell>
          <table:table-cell office:value-type="float" office:value="-25485517.6065295" calcext:value-type="float">
            <text:p>-25485517.6065295</text:p>
          </table:table-cell>
          <table:table-cell office:value-type="float" office:value="3512878616.49861" calcext:value-type="float">
            <text:p>3512878616.49861</text:p>
          </table:table-cell>
          <table:table-cell office:value-type="float" office:value="-2824739335.79828" calcext:value-type="float">
            <text:p>-2824739335.79828</text:p>
          </table:table-cell>
          <table:table-cell office:value-type="float" office:value="-3117495957331.11" calcext:value-type="float">
            <text:p>-3117495957331.11</text:p>
          </table:table-cell>
          <table:table-cell office:value-type="float" office:value="25156401356045.6" calcext:value-type="float">
            <text:p>25156401356045.6</text:p>
          </table:table-cell>
          <table:table-cell table:style-name="ce3" office:value-type="float" office:value="2.70440523146121E+015" calcext:value-type="float">
            <text:p>2.70E+015</text:p>
          </table:table-cell>
          <table:table-cell table:style-name="ce3" office:value-type="float" office:value="-4.34930081712765E+016" calcext:value-type="float">
            <text:p>-4.35E+016</text:p>
          </table:table-cell>
        </table:table-row>
        <table:table-row table:style-name="ro1">
          <table:table-cell office:value-type="string" calcext:value-type="string">
            <text:p>X34</text:p>
          </table:table-cell>
          <table:table-cell table:style-name="ce1" office:value-type="float" office:value="192.11772419544" calcext:value-type="float">
            <text:p>192.1177241954</text:p>
          </table:table-cell>
          <table:table-cell office:value-type="float" office:value="0.0159705036785411" calcext:value-type="float">
            <text:p>0.0159705037</text:p>
          </table:table-cell>
          <table:table-cell office:value-type="float" office:value="0.0399552011650493" calcext:value-type="float">
            <text:p>0.0399552012</text:p>
          </table:table-cell>
          <table:table-cell table:style-name="ce3" office:value-type="float" office:value="0.0000965665243945461" calcext:value-type="float">
            <text:p>9.66E-005</text:p>
          </table:table-cell>
          <table:table-cell table:style-name="ce3" office:value-type="float" office:value="0.00000152889862964251" calcext:value-type="float">
            <text:p>1.53E-006</text:p>
          </table:table-cell>
          <table:table-cell table:style-name="ce3" office:value-type="float" office:value="-0.00000352624681222386" calcext:value-type="float">
            <text:p>-3.53E-006</text:p>
          </table:table-cell>
          <table:table-cell table:style-name="ce3" office:value-type="float" office:value="-0.208689392073588" calcext:value-type="float">
            <text:p>-2.09E-001</text:p>
          </table:table-cell>
          <table:table-cell office:value-type="float" office:value="2.48339805012692" calcext:value-type="float">
            <text:p>2.4833980501</text:p>
          </table:table-cell>
          <table:table-cell office:value-type="float" office:value="117.221854364085" calcext:value-type="float">
            <text:p>117.2218543641</text:p>
          </table:table-cell>
          <table:table-cell office:value-type="float" office:value="-2530.67480086413" calcext:value-type="float">
            <text:p>-2530.6748008641</text:p>
          </table:table-cell>
          <table:table-cell office:value-type="float" office:value="-65813.8735056686" calcext:value-type="float">
            <text:p>-65813.8735056686</text:p>
          </table:table-cell>
          <table:table-cell office:value-type="float" office:value="2342603.73917003" calcext:value-type="float">
            <text:p>2342603.73917003</text:p>
          </table:table-cell>
          <table:table-cell office:value-type="float" office:value="34776014.6535682" calcext:value-type="float">
            <text:p>34776014.6535682</text:p>
          </table:table-cell>
          <table:table-cell office:value-type="float" office:value="-2127349327.5416" calcext:value-type="float">
            <text:p>-2127349327.5416</text:p>
          </table:table-cell>
          <table:table-cell office:value-type="float" office:value="-13882586051.6951" calcext:value-type="float">
            <text:p>-13882586051.6951</text:p>
          </table:table-cell>
          <table:table-cell office:value-type="float" office:value="1913538590107.52" calcext:value-type="float">
            <text:p>1913538590107.52</text:p>
          </table:table-cell>
          <table:table-cell office:value-type="float" office:value="-1538617255732.37" calcext:value-type="float">
            <text:p>-1538617255732.37</text:p>
          </table:table-cell>
          <table:table-cell table:style-name="ce3" office:value-type="float" office:value="-1.69816594430029E+015" calcext:value-type="float">
            <text:p>-1.70E+015</text:p>
          </table:table-cell>
          <table:table-cell table:style-name="ce3" office:value-type="float" office:value="1.37031539110438E+016" calcext:value-type="float">
            <text:p>1.37E+016</text:p>
          </table:table-cell>
          <table:table-cell table:style-name="ce3" office:value-type="float" office:value="1.47314720428966E+018" calcext:value-type="float">
            <text:p>1.47E+018</text:p>
          </table:table-cell>
          <table:table-cell table:style-name="ce3" office:value-type="float" office:value="-2.3691500116902E+019" calcext:value-type="float">
            <text:p>-2.37E+019</text:p>
          </table:table-cell>
        </table:table-row>
        <table:table-row table:style-name="ro1">
          <table:table-cell office:value-type="string" calcext:value-type="string">
            <text:p>X35</text:p>
          </table:table-cell>
          <table:table-cell table:style-name="ce1" office:value-type="float" office:value="0.240665985138331" calcext:value-type="float">
            <text:p>0.2406659851</text:p>
          </table:table-cell>
          <table:table-cell table:style-name="ce3" office:value-type="float" office:value="0.000000331463358609639" calcext:value-type="float">
            <text:p>3.31E-007</text:p>
          </table:table-cell>
          <table:table-cell table:style-name="ce3" office:value-type="float" office:value="0.00000082925907902867" calcext:value-type="float">
            <text:p>8.29E-007</text:p>
          </table:table-cell>
          <table:table-cell table:style-name="ce3" office:value-type="float" office:value="0.00000000200421133543108" calcext:value-type="float">
            <text:p>2.00E-009</text:p>
          </table:table-cell>
          <table:table-cell table:style-name="ce3" office:value-type="float" office:value="0.0000000000317318655037731" calcext:value-type="float">
            <text:p>3.17E-011</text:p>
          </table:table-cell>
          <table:table-cell table:style-name="ce3" office:value-type="float" office:value="-0.0000000000731862710902943" calcext:value-type="float">
            <text:p>-7.32E-011</text:p>
          </table:table-cell>
          <table:table-cell table:style-name="ce3" office:value-type="float" office:value="-0.00000433129024577102" calcext:value-type="float">
            <text:p>-4.33E-006</text:p>
          </table:table-cell>
          <table:table-cell table:style-name="ce3" office:value-type="float" office:value="0.000051542235300051" calcext:value-type="float">
            <text:p>5.15E-005</text:p>
          </table:table-cell>
          <table:table-cell office:value-type="float" office:value="0.00243290695973334" calcext:value-type="float">
            <text:p>0.002432907</text:p>
          </table:table-cell>
          <table:table-cell office:value-type="float" office:value="-0.0525234511025659" calcext:value-type="float">
            <text:p>-0.0525234511</text:p>
          </table:table-cell>
          <table:table-cell office:value-type="float" office:value="-1.36594862594162" calcext:value-type="float">
            <text:p>-1.3659486259</text:p>
          </table:table-cell>
          <table:table-cell office:value-type="float" office:value="48.6200885649041" calcext:value-type="float">
            <text:p>48.6200885649</text:p>
          </table:table-cell>
          <table:table-cell office:value-type="float" office:value="721.766504560407" calcext:value-type="float">
            <text:p>721.7665045604</text:p>
          </table:table-cell>
          <table:table-cell office:value-type="float" office:value="-44152.5431655835" calcext:value-type="float">
            <text:p>-44152.5431655835</text:p>
          </table:table-cell>
          <table:table-cell office:value-type="float" office:value="-288129.209416552" calcext:value-type="float">
            <text:p>-288129.209416552</text:p>
          </table:table-cell>
          <table:table-cell office:value-type="float" office:value="39714960.8223334" calcext:value-type="float">
            <text:p>39714960.8223334</text:p>
          </table:table-cell>
          <table:table-cell office:value-type="float" office:value="-31933572.8831807" calcext:value-type="float">
            <text:p>-31933572.8831807</text:p>
          </table:table-cell>
          <table:table-cell office:value-type="float" office:value="-35244961505.5409" calcext:value-type="float">
            <text:p>-35244961505.5409</text:p>
          </table:table-cell>
          <table:table-cell office:value-type="float" office:value="284405145280.572" calcext:value-type="float">
            <text:p>284405145280.572</text:p>
          </table:table-cell>
          <table:table-cell office:value-type="float" office:value="30574760188456" calcext:value-type="float">
            <text:p>30574760188456</text:p>
          </table:table-cell>
          <table:table-cell office:value-type="float" office:value="-491710490621567" calcext:value-type="float">
            <text:p>-491710490621567</text:p>
          </table:table-cell>
        </table:table-row>
        <table:table-row table:style-name="ro1">
          <table:table-cell office:value-type="string" calcext:value-type="string">
            <text:p>X36</text:p>
          </table:table-cell>
          <table:table-cell table:style-name="ce1" office:value-type="float" office:value="0.240711348372278" calcext:value-type="float">
            <text:p>0.2407113484</text:p>
          </table:table-cell>
          <table:table-cell office:value-type="float" office:value="0.000453919240982026" calcext:value-type="float">
            <text:p>0.0004539192</text:p>
          </table:table-cell>
          <table:table-cell office:value-type="float" office:value="0.00113766727715045" calcext:value-type="float">
            <text:p>0.0011376673</text:p>
          </table:table-cell>
          <table:table-cell office:value-type="float" office:value="0.0975217899984471" calcext:value-type="float">
            <text:p>0.09752179</text:p>
          </table:table-cell>
          <table:table-cell office:value-type="float" office:value="-0.609222441360116" calcext:value-type="float">
            <text:p>-0.6092224414</text:p>
          </table:table-cell>
          <table:table-cell table:style-name="ce3" office:value-type="float" office:value="-32.7253580244323" calcext:value-type="float">
            <text:p>-3.27E+001</text:p>
          </table:table-cell>
          <table:table-cell table:style-name="ce3" office:value-type="float" office:value="482.721334330939" calcext:value-type="float">
            <text:p>4.83E+002</text:p>
          </table:table-cell>
          <table:table-cell office:value-type="float" office:value="16700.2484045236" calcext:value-type="float">
            <text:p>16700.2484045236</text:p>
          </table:table-cell>
          <table:table-cell office:value-type="float" office:value="-428942.49998681" calcext:value-type="float">
            <text:p>-428942.49998681</text:p>
          </table:table-cell>
          <table:table-cell office:value-type="float" office:value="-9437076.53043742" calcext:value-type="float">
            <text:p>-9437076.53043742</text:p>
          </table:table-cell>
          <table:table-cell office:value-type="float" office:value="397692948.554839" calcext:value-type="float">
            <text:p>397692948.554839</text:p>
          </table:table-cell>
          <table:table-cell office:value-type="float" office:value="5035298907.96219" calcext:value-type="float">
            <text:p>5035298907.96219</text:p>
          </table:table-cell>
          <table:table-cell office:value-type="float" office:value="-375077901492.385" calcext:value-type="float">
            <text:p>-375077901492.385</text:p>
          </table:table-cell>
          <table:table-cell office:value-type="float" office:value="-1807707217335.34" calcext:value-type="float">
            <text:p>-1807707217335.34</text:p>
          </table:table-cell>
          <table:table-cell office:value-type="float" office:value="354116976672861" calcext:value-type="float">
            <text:p>354116976672861</text:p>
          </table:table-cell>
          <table:table-cell office:value-type="float" office:value="-873980275275550" calcext:value-type="float">
            <text:p>-873980275275550</text:p>
          </table:table-cell>
          <table:table-cell table:style-name="ce3" office:value-type="float" office:value="-3.30439980027915E+017" calcext:value-type="float">
            <text:p>-3.30E+017</text:p>
          </table:table-cell>
          <table:table-cell table:style-name="ce3" office:value-type="float" office:value="3.27674830303561E+018" calcext:value-type="float">
            <text:p>3.28E+018</text:p>
          </table:table-cell>
          <table:table-cell table:style-name="ce3" office:value-type="float" office:value="3.00781809464184E+020" calcext:value-type="float">
            <text:p>3.01E+020</text:p>
          </table:table-cell>
          <table:table-cell table:style-name="ce3" office:value-type="float" office:value="-5.51198165097673E+021" calcext:value-type="float">
            <text:p>-5.51E+021</text:p>
          </table:table-cell>
          <table:table-cell table:style-name="ce3" office:value-type="float" office:value="-2.62436372907078E+023" calcext:value-type="float">
            <text:p>-2.62E+023</text:p>
          </table:table-cell>
        </table:table-row>
        <table:table-row table:style-name="ro1">
          <table:table-cell office:value-type="string" calcext:value-type="string">
            <text:p>X37</text:p>
          </table:table-cell>
          <table:table-cell table:style-name="ce1" office:value-type="float" office:value="0.019427425494792" calcext:value-type="float">
            <text:p>0.0194274255</text:p>
          </table:table-cell>
          <table:table-cell office:value-type="float" office:value="0.097170905683518" calcext:value-type="float">
            <text:p>0.0971709057</text:p>
          </table:table-cell>
          <table:table-cell table:style-name="ce3" office:value-type="float" office:value="0.0000773485254617101" calcext:value-type="float">
            <text:p>7.73E-005</text:p>
          </table:table-cell>
          <table:table-cell office:value-type="float" office:value="-0.00832278932921542" calcext:value-type="float">
            <text:p>-0.0083227893</text:p>
          </table:table-cell>
          <table:table-cell office:value-type="float" office:value="0.00979542566688959" calcext:value-type="float">
            <text:p>0.0097954257</text:p>
          </table:table-cell>
          <table:table-cell table:style-name="ce3" office:value-type="float" office:value="1.36396320457123" calcext:value-type="float">
            <text:p>1.36E+000</text:p>
          </table:table-cell>
          <table:table-cell table:style-name="ce3" office:value-type="float" office:value="-4.60144294285595" calcext:value-type="float">
            <text:p>-4.60E+000</text:p>
          </table:table-cell>
          <table:table-cell office:value-type="float" office:value="-401.966064493025" calcext:value-type="float">
            <text:p>-401.966064493</text:p>
          </table:table-cell>
          <table:table-cell office:value-type="float" office:value="170.523924988799" calcext:value-type="float">
            <text:p>170.5239249888</text:p>
          </table:table-cell>
          <table:table-cell office:value-type="float" office:value="134230.049211985" calcext:value-type="float">
            <text:p>134230.049211985</text:p>
          </table:table-cell>
          <table:table-cell office:value-type="float" office:value="3059636.12036345" calcext:value-type="float">
            <text:p>3059636.12036345</text:p>
          </table:table-cell>
          <table:table-cell office:value-type="float" office:value="-59313621.9480269" calcext:value-type="float">
            <text:p>-59313621.9480269</text:p>
          </table:table-cell>
          <table:table-cell office:value-type="float" office:value="-5403027681.85423" calcext:value-type="float">
            <text:p>-5403027681.85423</text:p>
          </table:table-cell>
          <table:table-cell office:value-type="float" office:value="60909208043.2624" calcext:value-type="float">
            <text:p>60909208043.2624</text:p>
          </table:table-cell>
          <table:table-cell office:value-type="float" office:value="7065891413929.04" calcext:value-type="float">
            <text:p>7065891413929.04</text:p>
          </table:table-cell>
          <table:table-cell office:value-type="float" office:value="-102386967390070" calcext:value-type="float">
            <text:p>-102386967390070</text:p>
          </table:table-cell>
          <table:table-cell table:style-name="ce3" office:value-type="float" office:value="-8.09567982627849E+015" calcext:value-type="float">
            <text:p>-8.10E+015</text:p>
          </table:table-cell>
          <table:table-cell table:style-name="ce3" office:value-type="float" office:value="1.69006896441554E+017" calcext:value-type="float">
            <text:p>1.69E+017</text:p>
          </table:table-cell>
          <table:table-cell table:style-name="ce3" office:value-type="float" office:value="8.4498793832062E+018" calcext:value-type="float">
            <text:p>8.45E+018</text:p>
          </table:table-cell>
          <table:table-cell table:style-name="ce3" office:value-type="float" office:value="-2.52978599095167E+020" calcext:value-type="float">
            <text:p>-2.53E+020</text:p>
          </table:table-cell>
          <table:table-cell table:style-name="ce3" office:value-type="float" office:value="-8.03373122798301E+021" calcext:value-type="float">
            <text:p>-8.03E+021</text:p>
          </table:table-cell>
        </table:table-row>
        <table:table-row table:style-name="ro1">
          <table:table-cell office:value-type="string" calcext:value-type="string">
            <text:p>X38</text:p>
          </table:table-cell>
          <table:table-cell table:style-name="ce1" office:value-type="float" office:value="0.0194286477679581" calcext:value-type="float">
            <text:p>0.0194286478</text:p>
          </table:table-cell>
          <table:table-cell office:value-type="float" office:value="0.0971892482336849" calcext:value-type="float">
            <text:p>0.0971892482</text:p>
          </table:table-cell>
          <table:table-cell office:value-type="float" office:value="-0.242980248292724" calcext:value-type="float">
            <text:p>-0.2429802483</text:p>
          </table:table-cell>
          <table:table-cell office:value-type="float" office:value="0.801762461585225" calcext:value-type="float">
            <text:p>0.8017624616</text:p>
          </table:table-cell>
          <table:table-cell office:value-type="float" office:value="-2.98696469591763" calcext:value-type="float">
            <text:p>-2.9869646959</text:p>
          </table:table-cell>
          <table:table-cell table:style-name="ce3" office:value-type="float" office:value="13.2628807100318" calcext:value-type="float">
            <text:p>1.33E+001</text:p>
          </table:table-cell>
          <table:table-cell table:style-name="ce3" office:value-type="float" office:value="-60.800272282749" calcext:value-type="float">
            <text:p>-6.08E+001</text:p>
          </table:table-cell>
          <table:table-cell office:value-type="float" office:value="-134.158358517065" calcext:value-type="float">
            <text:p>-134.1583585171</text:p>
          </table:table-cell>
          <table:table-cell office:value-type="float" office:value="978.055885005265" calcext:value-type="float">
            <text:p>978.0558850053</text:p>
          </table:table-cell>
          <table:table-cell office:value-type="float" office:value="128830.809611859" calcext:value-type="float">
            <text:p>128830.809611859</text:p>
          </table:table-cell>
          <table:table-cell office:value-type="float" office:value="2417752.12270496" calcext:value-type="float">
            <text:p>2417752.12270496</text:p>
          </table:table-cell>
          <table:table-cell office:value-type="float" office:value="-71425379.7394836" calcext:value-type="float">
            <text:p>-71425379.7394836</text:p>
          </table:table-cell>
          <table:table-cell office:value-type="float" office:value="-5046692797.02886" calcext:value-type="float">
            <text:p>-5046692797.02886</text:p>
          </table:table-cell>
          <table:table-cell office:value-type="float" office:value="86163825484.4901" calcext:value-type="float">
            <text:p>86163825484.4901</text:p>
          </table:table-cell>
          <table:table-cell office:value-type="float" office:value="6636232770268.54" calcext:value-type="float">
            <text:p>6636232770268.54</text:p>
          </table:table-cell>
          <table:table-cell office:value-type="float" office:value="-135601585982930" calcext:value-type="float">
            <text:p>-135601585982930</text:p>
          </table:table-cell>
          <table:table-cell table:style-name="ce3" office:value-type="float" office:value="-7.41894301340442E+015" calcext:value-type="float">
            <text:p>-7.42E+015</text:p>
          </table:table-cell>
          <table:table-cell table:style-name="ce3" office:value-type="float" office:value="2.06150139041814E+017" calcext:value-type="float">
            <text:p>2.06E+017</text:p>
          </table:table-cell>
          <table:table-cell table:style-name="ce3" office:value-type="float" office:value="7.42032419905812E+018" calcext:value-type="float">
            <text:p>7.42E+018</text:p>
          </table:table-cell>
          <table:table-cell table:style-name="ce3" office:value-type="float" office:value="-2.90145374268665E+020" calcext:value-type="float">
            <text:p>-2.90E+020</text:p>
          </table:table-cell>
          <table:table-cell table:style-name="ce3" office:value-type="float" office:value="-6.58394068368997E+021" calcext:value-type="float">
            <text:p>-6.58E+021</text:p>
          </table:table-cell>
        </table:table-row>
        <table:table-row table:style-name="ro1">
          <table:table-cell office:value-type="string" calcext:value-type="string">
            <text:p>X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0</text:p>
          </table:table-cell>
          <table:table-cell table:style-name="ce1" office:value-type="float" office:value="1.5707963267949" calcext:value-type="float">
            <text:p>1.5707963268</text:p>
          </table:table-cell>
          <table:table-cell table:number-columns-repeated="20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X41</text:p>
          </table:table-cell>
          <table:table-cell table:style-name="ce1" office:value-type="float" office:value="0.0579310337899902" calcext:value-type="float">
            <text:p>0.0579310338</text:p>
          </table:table-cell>
          <table:table-cell office:value-type="float" office:value="0.00010932270829617" calcext:value-type="float">
            <text:p>0.0001093227</text:p>
          </table:table-cell>
          <table:table-cell office:value-type="float" office:value="0.000273997578543715" calcext:value-type="float">
            <text:p>0.0002739976</text:p>
          </table:table-cell>
          <table:table-cell office:value-type="float" office:value="0.0234701788983777" calcext:value-type="float">
            <text:p>0.0234701789</text:p>
          </table:table-cell>
          <table:table-cell office:value-type="float" office:value="-0.146619085741442" calcext:value-type="float">
            <text:p>-0.1466190857</text:p>
          </table:table-cell>
          <table:table-cell table:style-name="ce3" office:value-type="float" office:value="-7.87588064903399" calcext:value-type="float">
            <text:p>-7.88E+000</text:p>
          </table:table-cell>
          <table:table-cell table:style-name="ce3" office:value-type="float" office:value="116.174593079189" calcext:value-type="float">
            <text:p>1.16E+002</text:p>
          </table:table-cell>
          <table:table-cell office:value-type="float" office:value="4019.18187959976" calcext:value-type="float">
            <text:p>4019.1818795998</text:p>
          </table:table-cell>
          <table:table-cell office:value-type="float" office:value="-103231.862805621" calcext:value-type="float">
            <text:p>-103231.862805621</text:p>
          </table:table-cell>
          <table:table-cell office:value-type="float" office:value="-2271183.46099471" calcext:value-type="float">
            <text:p>-2271183.46099471</text:p>
          </table:table-cell>
          <table:table-cell office:value-type="float" office:value="95711161.433989" calcext:value-type="float">
            <text:p>95711161.433989</text:p>
          </table:table-cell>
          <table:table-cell office:value-type="float" office:value="1211825307.84775" calcext:value-type="float">
            <text:p>1211825307.84775</text:p>
          </table:table-cell>
          <table:table-cell office:value-type="float" office:value="-90268490493.7464" calcext:value-type="float">
            <text:p>-90268490493.7464</text:p>
          </table:table-cell>
          <table:table-cell office:value-type="float" office:value="-435053769077.76" calcext:value-type="float">
            <text:p>-435053769077.76</text:p>
          </table:table-cell>
          <table:table-cell office:value-type="float" office:value="85223910065602" calcext:value-type="float">
            <text:p>85223910065602</text:p>
          </table:table-cell>
          <table:table-cell office:value-type="float" office:value="-210337198503886" calcext:value-type="float">
            <text:p>-210337198503886</text:p>
          </table:table-cell>
          <table:table-cell table:style-name="ce3" office:value-type="float" office:value="-7.952566332623E+016" calcext:value-type="float">
            <text:p>-7.95E+016</text:p>
          </table:table-cell>
          <table:table-cell table:style-name="ce3" office:value-type="float" office:value="7.88601739663768E+017" calcext:value-type="float">
            <text:p>7.89E+017</text:p>
          </table:table-cell>
          <table:table-cell table:style-name="ce3" office:value-type="float" office:value="7.23879513669414E+019" calcext:value-type="float">
            <text:p>7.24E+019</text:p>
          </table:table-cell>
          <table:table-cell table:style-name="ce3" office:value-type="float" office:value="-1.32654638432223E+021" calcext:value-type="float">
            <text:p>-1.33E+021</text:p>
          </table:table-cell>
          <table:table-cell table:style-name="ce3" office:value-type="float" office:value="-6.31595099177555E+022" calcext:value-type="float">
            <text:p>-6.32E+022</text:p>
          </table:table-cell>
        </table:table-row>
        <table:table-row table:style-name="ro1">
          <table:table-cell office:value-type="string" calcext:value-type="string">
            <text:p>X42</text:p>
          </table:table-cell>
          <table:table-cell table:style-name="ce1" office:value-type="float" office:value="0.99981126975977" calcext:value-type="float">
            <text:p>0.9998112698</text:p>
          </table:table-cell>
          <table:table-cell office:value-type="float" office:value="-0.00188813687895476" calcext:value-type="float">
            <text:p>-0.0018881369</text:p>
          </table:table-cell>
          <table:table-cell table:style-name="ce3" office:value-type="float" office:value="-0.00000150296637074516" calcext:value-type="float">
            <text:p>-1.50E-006</text:p>
          </table:table-cell>
          <table:table-cell office:value-type="float" office:value="0.00803740278098739" calcext:value-type="float">
            <text:p>0.0080374028</text:p>
          </table:table-cell>
          <table:table-cell office:value-type="float" office:value="-0.0494116570701405" calcext:value-type="float">
            <text:p>-0.0494116571</text:p>
          </table:table-cell>
          <table:table-cell table:style-name="ce3" office:value-type="float" office:value="0.227450243092201" calcext:value-type="float">
            <text:p>2.27E-001</text:p>
          </table:table-cell>
          <table:table-cell table:style-name="ce3" office:value-type="float" office:value="-1.15498696879943" calcext:value-type="float">
            <text:p>-1.15E+000</text:p>
          </table:table-cell>
          <table:table-cell office:value-type="float" office:value="14.1328077284202" calcext:value-type="float">
            <text:p>14.1328077284</text:p>
          </table:table-cell>
          <table:table-cell office:value-type="float" office:value="-35.8371016476047" calcext:value-type="float">
            <text:p>-35.8371016476</text:p>
          </table:table-cell>
          <table:table-cell office:value-type="float" office:value="-2542.12399474452" calcext:value-type="float">
            <text:p>-2542.1239947445</text:p>
          </table:table-cell>
          <table:table-cell office:value-type="float" office:value="-59413.5690496798" calcext:value-type="float">
            <text:p>-59413.5690496798</text:p>
          </table:table-cell>
          <table:table-cell office:value-type="float" office:value="1183606.38658284" calcext:value-type="float">
            <text:p>1183606.38658284</text:p>
          </table:table-cell>
          <table:table-cell office:value-type="float" office:value="105471836.758444" calcext:value-type="float">
            <text:p>105471836.758444</text:p>
          </table:table-cell>
          <table:table-cell office:value-type="float" office:value="-1202482936.10545" calcext:value-type="float">
            <text:p>-1202482936.10545</text:p>
          </table:table-cell>
          <table:table-cell office:value-type="float" office:value="-138461171270.563" calcext:value-type="float">
            <text:p>-138461171270.563</text:p>
          </table:table-cell>
          <table:table-cell office:value-type="float" office:value="2014290575621.31" calcext:value-type="float">
            <text:p>2014290575621.31</text:p>
          </table:table-cell>
          <table:table-cell office:value-type="float" office:value="158837208320367" calcext:value-type="float">
            <text:p>158837208320367</text:p>
          </table:table-cell>
          <table:table-cell table:style-name="ce3" office:value-type="float" office:value="-3.32201730191055E+015" calcext:value-type="float">
            <text:p>-3.32E+015</text:p>
          </table:table-cell>
          <table:table-cell table:style-name="ce3" office:value-type="float" office:value="-1.65865492331032E+017" calcext:value-type="float">
            <text:p>-1.66E+017</text:p>
          </table:table-cell>
          <table:table-cell table:style-name="ce3" office:value-type="float" office:value="4.97129848278412E+018" calcext:value-type="float">
            <text:p>4.97E+018</text:p>
          </table:table-cell>
          <table:table-cell table:style-name="ce3" office:value-type="float" office:value="1.57720785215484E+020" calcext:value-type="float">
            <text:p>1.58E+020</text:p>
          </table:table-cell>
        </table:table-row>
        <table:table-row table:style-name="ro1">
          <table:table-cell office:value-type="string" calcext:value-type="string">
            <text:p>X43</text:p>
          </table:table-cell>
          <table:table-cell table:style-name="ce1" office:value-type="float" office:value="0.0579201004520663" calcext:value-type="float">
            <text:p>0.0579201005</text:p>
          </table:table-cell>
          <table:table-cell table:style-name="ce3" office:value-type="float" office:value="-0.000000079645539684706" calcext:value-type="float">
            <text:p>-7.96E-008</text:p>
          </table:table-cell>
          <table:table-cell table:style-name="ce3" office:value-type="float" office:value="0.000273652382282044" calcext:value-type="float">
            <text:p>2.74E-004</text:p>
          </table:table-cell>
          <table:table-cell office:value-type="float" office:value="0.023930846908724" calcext:value-type="float">
            <text:p>0.0239308469</text:p>
          </table:table-cell>
          <table:table-cell office:value-type="float" office:value="-0.149497319313021" calcext:value-type="float">
            <text:p>-0.1494973193</text:p>
          </table:table-cell>
          <table:table-cell table:style-name="ce3" office:value-type="float" office:value="-7.86094420242818" calcext:value-type="float">
            <text:p>-7.86E+000</text:p>
          </table:table-cell>
          <table:table-cell table:style-name="ce3" office:value-type="float" office:value="116.100828758367" calcext:value-type="float">
            <text:p>1.16E+002</text:p>
          </table:table-cell>
          <table:table-cell office:value-type="float" office:value="4019.02032282119" calcext:value-type="float">
            <text:p>4019.0203228212</text:p>
          </table:table-cell>
          <table:table-cell office:value-type="float" office:value="-103222.0943419" calcext:value-type="float">
            <text:p>-103222.0943419</text:p>
          </table:table-cell>
          <table:table-cell office:value-type="float" office:value="-2270705.91561844" calcext:value-type="float">
            <text:p>-2270705.91561844</text:p>
          </table:table-cell>
          <table:table-cell office:value-type="float" office:value="95693969.3997733" calcext:value-type="float">
            <text:p>95693969.3997733</text:p>
          </table:table-cell>
          <table:table-cell office:value-type="float" office:value="1211483452.0527" calcext:value-type="float">
            <text:p>1211483452.0527</text:p>
          </table:table-cell>
          <table:table-cell office:value-type="float" office:value="-90247644669.3937" calcext:value-type="float">
            <text:p>-90247644669.3937</text:p>
          </table:table-cell>
          <table:table-cell office:value-type="float" office:value="-434870018783.388" calcext:value-type="float">
            <text:p>-434870018783.388</text:p>
          </table:table-cell>
          <table:table-cell office:value-type="float" office:value="85200630734449.4" calcext:value-type="float">
            <text:p>85200630734449.4</text:p>
          </table:table-cell>
          <table:table-cell office:value-type="float" office:value="-210342500936887" calcext:value-type="float">
            <text:p>-210342500936887</text:p>
          </table:table-cell>
          <table:table-cell table:style-name="ce3" office:value-type="float" office:value="-7.950105459523E+016" calcext:value-type="float">
            <text:p>-7.95E+016</text:p>
          </table:table-cell>
          <table:table-cell table:style-name="ce3" office:value-type="float" office:value="7.88411314577233E+017" calcext:value-type="float">
            <text:p>7.88E+017</text:p>
          </table:table-cell>
          <table:table-cell table:style-name="ce3" office:value-type="float" office:value="7.2363185847243E+019" calcext:value-type="float">
            <text:p>7.24E+019</text:p>
          </table:table-cell>
          <table:table-cell table:style-name="ce3" office:value-type="float" office:value="-1.32614533667536E+021" calcext:value-type="float">
            <text:p>-1.33E+021</text:p>
          </table:table-cell>
          <table:table-cell table:style-name="ce3" office:value-type="float" office:value="-6.31359378315219E+022" calcext:value-type="float">
            <text:p>-6.31E+022</text:p>
          </table:table-cell>
        </table:table-row>
        <table:table-row table:style-name="ro1">
          <table:table-cell office:value-type="string" calcext:value-type="string">
            <text:p>X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45</text:p>
          </table:table-cell>
          <table:table-cell table:style-name="ce2" office:value-type="float" office:value="0.0000708799804804596" calcext:value-type="float">
            <text:p>7.09E-005</text:p>
          </table:table-cell>
          <table:table-cell table:style-name="ce3" office:value-type="float" office:value="-0.000000000292709100687363" calcext:value-type="float">
            <text:p>-2.93E-010</text:p>
          </table:table-cell>
          <table:table-cell table:style-name="ce3" office:value-type="float" office:value="-0.000000000488820034095561" calcext:value-type="float">
            <text:p>-4.89E-010</text:p>
          </table:table-cell>
          <table:table-cell table:style-name="ce3" office:value-type="float" office:value="0.0000287253480576793" calcext:value-type="float">
            <text:p>2.87E-005</text:p>
          </table:table-cell>
          <table:table-cell office:value-type="float" office:value="-0.000179404691058147" calcext:value-type="float">
            <text:p>-0.0001794047</text:p>
          </table:table-cell>
          <table:table-cell table:style-name="ce3" office:value-type="float" office:value="-0.00963806769102962" calcext:value-type="float">
            <text:p>-9.64E-003</text:p>
          </table:table-cell>
          <table:table-cell table:style-name="ce3" office:value-type="float" office:value="0.142158355122523" calcext:value-type="float">
            <text:p>1.42E-001</text:p>
          </table:table-cell>
          <table:table-cell office:value-type="float" office:value="4.91792556799252" calcext:value-type="float">
            <text:p>4.917925568</text:p>
          </table:table-cell>
          <table:table-cell office:value-type="float" office:value="-126.314047920562" calcext:value-type="float">
            <text:p>-126.3140479206</text:p>
          </table:table-cell>
          <table:table-cell office:value-type="float" office:value="-2778.81672475946" calcext:value-type="float">
            <text:p>-2778.8167247595</text:p>
          </table:table-cell>
          <table:table-cell office:value-type="float" office:value="117105.568829009" calcext:value-type="float">
            <text:p>117105.568829009</text:p>
          </table:table-cell>
          <table:table-cell office:value-type="float" office:value="1482548.961151" calcext:value-type="float">
            <text:p>1482548.961151</text:p>
          </table:table-cell>
          <table:table-cell office:value-type="float" office:value="-110441126.074322" calcext:value-type="float">
            <text:p>-110441126.074322</text:p>
          </table:table-cell>
          <table:table-cell office:value-type="float" office:value="-532143243.748334" calcext:value-type="float">
            <text:p>-532143243.748334</text:p>
          </table:table-cell>
          <table:table-cell office:value-type="float" office:value="104264832423.818" calcext:value-type="float">
            <text:p>104264832423.818</text:p>
          </table:table-cell>
          <table:table-cell office:value-type="float" office:value="-257454914612.274" calcext:value-type="float">
            <text:p>-257454914612.274</text:p>
          </table:table-cell>
          <table:table-cell office:value-type="float" office:value="-97289666195103.3" calcext:value-type="float">
            <text:p>-97289666195103.3</text:p>
          </table:table-cell>
          <table:table-cell office:value-type="float" office:value="964881042056660" calcext:value-type="float">
            <text:p>964881042056660</text:p>
          </table:table-cell>
          <table:table-cell table:style-name="ce3" office:value-type="float" office:value="8.85541893429165E+016" calcext:value-type="float">
            <text:p>8.86E+016</text:p>
          </table:table-cell>
          <table:table-cell table:style-name="ce3" office:value-type="float" office:value="-1.62294254917108E+018" calcext:value-type="float">
            <text:p>-1.62E+018</text:p>
          </table:table-cell>
          <table:table-cell table:style-name="ce3" office:value-type="float" office:value="-7.72616823773032E+019" calcext:value-type="float">
            <text:p>-7.73E+019</text:p>
          </table:table-cell>
        </table:table-row>
        <table:table-row table:style-name="ro1">
          <table:table-cell office:value-type="string" calcext:value-type="string">
            <text:p>X46</text:p>
          </table:table-cell>
          <table:table-cell table:style-name="ce2" office:value-type="float" office:value="-0.0000000000195195404300739" calcext:value-type="float">
            <text:p>-1.95E-011</text:p>
          </table:table-cell>
          <table:table-cell table:style-name="ce3" office:value-type="float" office:value="-0.000000000292709100687363" calcext:value-type="float">
            <text:p>-2.93E-010</text:p>
          </table:table-cell>
          <table:table-cell table:style-name="ce3" office:value-type="float" office:value="-0.000000000488820034095561" calcext:value-type="float">
            <text:p>-4.89E-010</text:p>
          </table:table-cell>
          <table:table-cell table:style-name="ce3" office:value-type="float" office:value="0.0000287253480576793" calcext:value-type="float">
            <text:p>2.87E-005</text:p>
          </table:table-cell>
          <table:table-cell office:value-type="float" office:value="-0.000179404691058147" calcext:value-type="float">
            <text:p>-0.0001794047</text:p>
          </table:table-cell>
          <table:table-cell table:style-name="ce3" office:value-type="float" office:value="-0.00963806769102962" calcext:value-type="float">
            <text:p>-9.64E-003</text:p>
          </table:table-cell>
          <table:table-cell table:style-name="ce3" office:value-type="float" office:value="0.142158355122523" calcext:value-type="float">
            <text:p>1.42E-001</text:p>
          </table:table-cell>
          <table:table-cell office:value-type="float" office:value="4.91792556799252" calcext:value-type="float">
            <text:p>4.917925568</text:p>
          </table:table-cell>
          <table:table-cell office:value-type="float" office:value="-126.314047920562" calcext:value-type="float">
            <text:p>-126.3140479206</text:p>
          </table:table-cell>
          <table:table-cell office:value-type="float" office:value="-2778.81672475946" calcext:value-type="float">
            <text:p>-2778.8167247595</text:p>
          </table:table-cell>
          <table:table-cell office:value-type="float" office:value="117105.568829009" calcext:value-type="float">
            <text:p>117105.568829009</text:p>
          </table:table-cell>
          <table:table-cell office:value-type="float" office:value="1482548.961151" calcext:value-type="float">
            <text:p>1482548.961151</text:p>
          </table:table-cell>
          <table:table-cell office:value-type="float" office:value="-110441126.074322" calcext:value-type="float">
            <text:p>-110441126.074322</text:p>
          </table:table-cell>
          <table:table-cell office:value-type="float" office:value="-532143243.748334" calcext:value-type="float">
            <text:p>-532143243.748334</text:p>
          </table:table-cell>
          <table:table-cell office:value-type="float" office:value="104264832423.818" calcext:value-type="float">
            <text:p>104264832423.818</text:p>
          </table:table-cell>
          <table:table-cell office:value-type="float" office:value="-257454914612.274" calcext:value-type="float">
            <text:p>-257454914612.274</text:p>
          </table:table-cell>
          <table:table-cell office:value-type="float" office:value="-97289666195103.3" calcext:value-type="float">
            <text:p>-97289666195103.3</text:p>
          </table:table-cell>
          <table:table-cell office:value-type="float" office:value="964881042056660" calcext:value-type="float">
            <text:p>964881042056660</text:p>
          </table:table-cell>
          <table:table-cell table:style-name="ce3" office:value-type="float" office:value="8.85541893429165E+016" calcext:value-type="float">
            <text:p>8.86E+016</text:p>
          </table:table-cell>
          <table:table-cell table:style-name="ce3" office:value-type="float" office:value="-1.62294254917108E+018" calcext:value-type="float">
            <text:p>-1.62E+018</text:p>
          </table:table-cell>
          <table:table-cell table:style-name="ce3" office:value-type="float" office:value="-7.72616823773032E+019" calcext:value-type="float">
            <text:p>-7.73E+019</text:p>
          </table:table-cell>
        </table:table-row>
        <table:table-row table:style-name="ro1">
          <table:table-cell office:value-type="string" calcext:value-type="string">
            <text:p>X47</text:p>
          </table:table-cell>
          <table:table-cell table:style-name="ce2" office:value-type="float" office:value="0.0000708799804804596" calcext:value-type="float">
            <text:p>7.09E-005</text:p>
          </table:table-cell>
          <table:table-cell table:style-name="ce3" office:value-type="float" office:value="-0.000000000292709100687363" calcext:value-type="float">
            <text:p>-2.93E-010</text:p>
          </table:table-cell>
          <table:table-cell table:style-name="ce3" office:value-type="float" office:value="-0.000000000488820034095561" calcext:value-type="float">
            <text:p>-4.89E-010</text:p>
          </table:table-cell>
          <table:table-cell table:style-name="ce3" office:value-type="float" office:value="0.0000287253480576793" calcext:value-type="float">
            <text:p>2.87E-005</text:p>
          </table:table-cell>
          <table:table-cell office:value-type="float" office:value="-0.000179404691058147" calcext:value-type="float">
            <text:p>-0.0001794047</text:p>
          </table:table-cell>
          <table:table-cell table:style-name="ce3" office:value-type="float" office:value="-0.00963806769102962" calcext:value-type="float">
            <text:p>-9.64E-003</text:p>
          </table:table-cell>
          <table:table-cell table:style-name="ce3" office:value-type="float" office:value="0.142158355122523" calcext:value-type="float">
            <text:p>1.42E-001</text:p>
          </table:table-cell>
          <table:table-cell office:value-type="float" office:value="4.91792556799252" calcext:value-type="float">
            <text:p>4.917925568</text:p>
          </table:table-cell>
          <table:table-cell office:value-type="float" office:value="-126.314047920562" calcext:value-type="float">
            <text:p>-126.3140479206</text:p>
          </table:table-cell>
          <table:table-cell office:value-type="float" office:value="-2778.81672475946" calcext:value-type="float">
            <text:p>-2778.8167247595</text:p>
          </table:table-cell>
          <table:table-cell office:value-type="float" office:value="117105.568829009" calcext:value-type="float">
            <text:p>117105.568829009</text:p>
          </table:table-cell>
          <table:table-cell office:value-type="float" office:value="1482548.961151" calcext:value-type="float">
            <text:p>1482548.961151</text:p>
          </table:table-cell>
          <table:table-cell office:value-type="float" office:value="-110441126.074322" calcext:value-type="float">
            <text:p>-110441126.074322</text:p>
          </table:table-cell>
          <table:table-cell office:value-type="float" office:value="-532143243.748334" calcext:value-type="float">
            <text:p>-532143243.748334</text:p>
          </table:table-cell>
          <table:table-cell office:value-type="float" office:value="104264832423.818" calcext:value-type="float">
            <text:p>104264832423.818</text:p>
          </table:table-cell>
          <table:table-cell office:value-type="float" office:value="-257454914612.274" calcext:value-type="float">
            <text:p>-257454914612.274</text:p>
          </table:table-cell>
          <table:table-cell office:value-type="float" office:value="-97289666195103.3" calcext:value-type="float">
            <text:p>-97289666195103.3</text:p>
          </table:table-cell>
          <table:table-cell office:value-type="float" office:value="964881042056660" calcext:value-type="float">
            <text:p>964881042056660</text:p>
          </table:table-cell>
          <table:table-cell table:style-name="ce3" office:value-type="float" office:value="8.85541893429165E+016" calcext:value-type="float">
            <text:p>8.86E+016</text:p>
          </table:table-cell>
          <table:table-cell table:style-name="ce3" office:value-type="float" office:value="-1.62294254917108E+018" calcext:value-type="float">
            <text:p>-1.62E+018</text:p>
          </table:table-cell>
          <table:table-cell table:style-name="ce3" office:value-type="float" office:value="-7.72616823773032E+019" calcext:value-type="float">
            <text:p>-7.73E+019</text:p>
          </table:table-cell>
        </table:table-row>
        <table:table-row table:style-name="ro1">
          <table:table-cell office:value-type="string" calcext:value-type="string">
            <text:p>X48</text:p>
          </table:table-cell>
          <table:table-cell table:style-name="ce2" office:value-type="float" office:value="-0.0000000000195195404300739" calcext:value-type="float">
            <text:p>-1.95E-011</text:p>
          </table:table-cell>
          <table:table-cell table:style-name="ce3" office:value-type="float" office:value="-0.000000000292709100687363" calcext:value-type="float">
            <text:p>-2.93E-010</text:p>
          </table:table-cell>
          <table:table-cell table:style-name="ce3" office:value-type="float" office:value="-0.000000000488820034095561" calcext:value-type="float">
            <text:p>-4.89E-010</text:p>
          </table:table-cell>
          <table:table-cell table:style-name="ce3" office:value-type="float" office:value="0.0000287253480576793" calcext:value-type="float">
            <text:p>2.87E-005</text:p>
          </table:table-cell>
          <table:table-cell office:value-type="float" office:value="-0.000179404691058147" calcext:value-type="float">
            <text:p>-0.0001794047</text:p>
          </table:table-cell>
          <table:table-cell table:style-name="ce3" office:value-type="float" office:value="-0.00963806769102962" calcext:value-type="float">
            <text:p>-9.64E-003</text:p>
          </table:table-cell>
          <table:table-cell table:style-name="ce3" office:value-type="float" office:value="0.142158355122523" calcext:value-type="float">
            <text:p>1.42E-001</text:p>
          </table:table-cell>
          <table:table-cell office:value-type="float" office:value="4.91792556799252" calcext:value-type="float">
            <text:p>4.917925568</text:p>
          </table:table-cell>
          <table:table-cell office:value-type="float" office:value="-126.314047920562" calcext:value-type="float">
            <text:p>-126.3140479206</text:p>
          </table:table-cell>
          <table:table-cell office:value-type="float" office:value="-2778.81672475946" calcext:value-type="float">
            <text:p>-2778.8167247595</text:p>
          </table:table-cell>
          <table:table-cell office:value-type="float" office:value="117105.568829009" calcext:value-type="float">
            <text:p>117105.568829009</text:p>
          </table:table-cell>
          <table:table-cell office:value-type="float" office:value="1482548.961151" calcext:value-type="float">
            <text:p>1482548.961151</text:p>
          </table:table-cell>
          <table:table-cell office:value-type="float" office:value="-110441126.074322" calcext:value-type="float">
            <text:p>-110441126.074322</text:p>
          </table:table-cell>
          <table:table-cell office:value-type="float" office:value="-532143243.748334" calcext:value-type="float">
            <text:p>-532143243.748334</text:p>
          </table:table-cell>
          <table:table-cell office:value-type="float" office:value="104264832423.818" calcext:value-type="float">
            <text:p>104264832423.818</text:p>
          </table:table-cell>
          <table:table-cell office:value-type="float" office:value="-257454914612.274" calcext:value-type="float">
            <text:p>-257454914612.274</text:p>
          </table:table-cell>
          <table:table-cell office:value-type="float" office:value="-97289666195103.3" calcext:value-type="float">
            <text:p>-97289666195103.3</text:p>
          </table:table-cell>
          <table:table-cell office:value-type="float" office:value="964881042056660" calcext:value-type="float">
            <text:p>964881042056660</text:p>
          </table:table-cell>
          <table:table-cell table:style-name="ce3" office:value-type="float" office:value="8.85541893429165E+016" calcext:value-type="float">
            <text:p>8.86E+016</text:p>
          </table:table-cell>
          <table:table-cell table:style-name="ce3" office:value-type="float" office:value="-1.62294254917108E+018" calcext:value-type="float">
            <text:p>-1.62E+018</text:p>
          </table:table-cell>
          <table:table-cell table:style-name="ce3" office:value-type="float" office:value="-7.72616823773032E+019" calcext:value-type="float">
            <text:p>-7.73E+019</text:p>
          </table:table-cell>
        </table:table-row>
        <table:table-row table:style-name="ro1">
          <table:table-cell office:value-type="string" calcext:value-type="string">
            <text:p>X49</text:p>
          </table:table-cell>
          <table:table-cell table:style-name="ce2" office:value-type="float" office:value="0.0000141759986988543" calcext:value-type="float">
            <text:p>1.42E-005</text:p>
          </table:table-cell>
          <table:table-cell table:style-name="ce3" office:value-type="float" office:value="0.0000708799804804596" calcext:value-type="float">
            <text:p>7.09E-005</text:p>
          </table:table-cell>
          <table:table-cell table:style-name="ce3" office:value-type="float" office:value="-0.000000000146354550343681" calcext:value-type="float">
            <text:p>-1.46E-010</text:p>
          </table:table-cell>
          <table:table-cell table:style-name="ce3" office:value-type="float" office:value="-0.000000000162940011365187" calcext:value-type="float">
            <text:p>-1.63E-010</text:p>
          </table:table-cell>
          <table:table-cell table:style-name="ce3" office:value-type="float" office:value="0.00000718133701441982" calcext:value-type="float">
            <text:p>7.18E-006</text:p>
          </table:table-cell>
          <table:table-cell table:style-name="ce3" office:value-type="float" office:value="-0.0000358809382116294" calcext:value-type="float">
            <text:p>-3.59E-005</text:p>
          </table:table-cell>
          <table:table-cell table:style-name="ce3" office:value-type="float" office:value="-0.0016063446151716" calcext:value-type="float">
            <text:p>-1.61E-003</text:p>
          </table:table-cell>
          <table:table-cell office:value-type="float" office:value="0.0203083364460747" calcext:value-type="float">
            <text:p>0.0203083364</text:p>
          </table:table-cell>
          <table:table-cell office:value-type="float" office:value="0.614740695999065" calcext:value-type="float">
            <text:p>0.614740696</text:p>
          </table:table-cell>
          <table:table-cell office:value-type="float" office:value="-14.0348942133958" calcext:value-type="float">
            <text:p>-14.0348942134</text:p>
          </table:table-cell>
          <table:table-cell office:value-type="float" office:value="-277.881672475946" calcext:value-type="float">
            <text:p>-277.8816724759</text:p>
          </table:table-cell>
          <table:table-cell office:value-type="float" office:value="10645.9608026372" calcext:value-type="float">
            <text:p>10645.9608026372</text:p>
          </table:table-cell>
          <table:table-cell office:value-type="float" office:value="123545.746762584" calcext:value-type="float">
            <text:p>123545.746762584</text:p>
          </table:table-cell>
          <table:table-cell office:value-type="float" office:value="-8495471.23648632" calcext:value-type="float">
            <text:p>-8495471.23648632</text:p>
          </table:table-cell>
          <table:table-cell office:value-type="float" office:value="-38010231.6963096" calcext:value-type="float">
            <text:p>-38010231.6963096</text:p>
          </table:table-cell>
          <table:table-cell office:value-type="float" office:value="6950988828.25456" calcext:value-type="float">
            <text:p>6950988828.25456</text:p>
          </table:table-cell>
          <table:table-cell office:value-type="float" office:value="-16090932163.2671" calcext:value-type="float">
            <text:p>-16090932163.2671</text:p>
          </table:table-cell>
          <table:table-cell office:value-type="float" office:value="-5722921540888.43" calcext:value-type="float">
            <text:p>-5722921540888.43</text:p>
          </table:table-cell>
          <table:table-cell office:value-type="float" office:value="53604502336481.1" calcext:value-type="float">
            <text:p>53604502336481.1</text:p>
          </table:table-cell>
          <table:table-cell table:style-name="ce3" office:value-type="float" office:value="4.66074680752192E+015" calcext:value-type="float">
            <text:p>4.66E+015</text:p>
          </table:table-cell>
          <table:table-cell table:style-name="ce3" office:value-type="float" office:value="-8.11471274585538E+016" calcext:value-type="float">
            <text:p>-8.11E+016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U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3"/>
        <table:table-row table:style-name="ro2">
          <table:table-cell office:value-type="string" calcext:value-type="string">
            <text:p>U1</text:p>
          </table:table-cell>
          <table:table-cell office:value-type="float" office:value="0.00467299010603096" calcext:value-type="float">
            <text:p>0.0046729901</text:p>
          </table:table-cell>
          <table:table-cell office:value-type="float" office:value="0.0233818998185807" calcext:value-type="float">
            <text:p>0.0233818998</text:p>
          </table:table-cell>
          <table:table-cell table:style-name="ce3" office:value-type="float" office:value="0.0000848284166020974" calcext:value-type="float">
            <text:p>8.48E-005</text:p>
          </table:table-cell>
          <table:table-cell table:style-name="ce3" office:value-type="float" office:value="-0.0000459518382621641" calcext:value-type="float">
            <text:p>-4.60E-005</text:p>
          </table:table-cell>
          <table:table-cell office:value-type="float" office:value="77161.2952672259" calcext:value-type="float">
            <text:p>77161.2952672259</text:p>
          </table:table-cell>
          <table:table-cell table:style-name="Default" office:value-type="float" office:value="-187785175561106" calcext:value-type="float">
            <text:p>-187785175561106</text:p>
          </table:table-cell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0.240665985130158" calcext:value-type="float">
            <text:p>0.2406659851</text:p>
          </table:table-cell>
          <table:table-cell table:style-name="ce3" office:value-type="float" office:value="0.000000000523698727394412" calcext:value-type="float">
            <text:p>5.24E-010</text:p>
          </table:table-cell>
          <table:table-cell table:style-name="ce3" office:value-type="float" office:value="-0.000000831379168635426" calcext:value-type="float">
            <text:p>-8.31E-007</text:p>
          </table:table-cell>
          <table:table-cell office:value-type="float" office:value="2069.95977185068" calcext:value-type="float">
            <text:p>2069.9597718507</text:p>
          </table:table-cell>
          <table:table-cell office:value-type="float" office:value="-3445062972366.83" calcext:value-type="float">
            <text:p>-3445062972366.83</text:p>
          </table:table-cell>
          <table:table-cell office:value-type="float" office:value="8.38414434442659E+021" calcext:value-type="float">
            <text:p>8.38E+021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0.0233818998185807" calcext:value-type="float">
            <text:p>0.0233818998</text:p>
          </table:table-cell>
          <table:table-cell office:value-type="float" office:value="0.000169656833204195" calcext:value-type="float">
            <text:p>0.0001696568</text:p>
          </table:table-cell>
          <table:table-cell office:value-type="float" office:value="-0.000137855514786492" calcext:value-type="float">
            <text:p>-0.0001378555</text:p>
          </table:table-cell>
          <table:table-cell office:value-type="float" office:value="308645.181068904" calcext:value-type="float">
            <text:p>308645.181068904</text:p>
          </table:table-cell>
          <table:table-cell office:value-type="float" office:value="-938925877805530" calcext:value-type="float">
            <text:p>-938925877805530</text:p>
          </table:table-cell>
          <table:table-cell office:value-type="float" office:value="3.24493417697095E+024" calcext:value-type="float">
            <text:p>3.24E+024</text:p>
          </table:table-cell>
        </table:table-row>
        <table:table-row table:style-name="ro2">
          <table:table-cell office:value-type="string" calcext:value-type="string">
            <text:p>U5</text:p>
          </table:table-cell>
          <table:table-cell table:style-name="ce2" office:value-type="float" office:value="0.000000000523698727394412" calcext:value-type="float">
            <text:p>5.24E-010</text:p>
          </table:table-cell>
          <table:table-cell table:style-name="ce3" office:value-type="float" office:value="-0.00000166275833727085" calcext:value-type="float">
            <text:p>-1.66E-006</text:p>
          </table:table-cell>
          <table:table-cell office:value-type="float" office:value="6209.87931555205" calcext:value-type="float">
            <text:p>6209.8793155521</text:p>
          </table:table-cell>
          <table:table-cell office:value-type="float" office:value="-13780251889467.3" calcext:value-type="float">
            <text:p>-13780251889467.3</text:p>
          </table:table-cell>
          <table:table-cell table:style-name="ce3" office:value-type="float" office:value="4.19207217221329E+022" calcext:value-type="float">
            <text:p>4.19E+022</text:p>
          </table:table-cell>
          <table:table-cell office:value-type="float" office:value="-1.44878279432565E+032" calcext:value-type="float">
            <text:p>-1.45E+032</text:p>
          </table:table-cell>
        </table:table-row>
        <table:table-row table:style-name="ro2">
          <table:table-cell office:value-type="string" calcext:value-type="string">
            <text:p>U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-1.64470356931924" calcext:value-type="float">
            <text:p>-1.644703569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8</text:p>
          </table:table-cell>
          <table:table-cell office:value-type="float" office:value="31.7565136227798" calcext:value-type="float">
            <text:p>31.7565136228</text:p>
          </table:table-cell>
          <table:table-cell office:value-type="float" office:value="158.897711041934" calcext:value-type="float">
            <text:p>158.8977110419</text:p>
          </table:table-cell>
          <table:table-cell office:value-type="float" office:value="0.576380601226612" calcext:value-type="float">
            <text:p>0.5763806012</text:p>
          </table:table-cell>
          <table:table-cell office:value-type="float" office:value="198.956042229741" calcext:value-type="float">
            <text:p>198.9560422297</text:p>
          </table:table-cell>
          <table:table-cell office:value-type="float" office:value="-331119770950.811" calcext:value-type="float">
            <text:p>-331119770950.811</text:p>
          </table:table-cell>
          <table:table-cell office:value-type="float" office:value="8.05836055433998E+020" calcext:value-type="float">
            <text:p>8.06E+020</text:p>
          </table:table-cell>
        </table:table-row>
        <table:table-row table:style-name="ro2">
          <table:table-cell office:value-type="string" calcext:value-type="string">
            <text:p>U9</text:p>
          </table:table-cell>
          <table:table-cell office:value-type="float" office:value="161739.121802732" calcext:value-type="float">
            <text:p>161739.121802732</text:p>
          </table:table-cell>
          <table:table-cell office:value-type="float" office:value="809282.266300513" calcext:value-type="float">
            <text:p>809282.266300513</text:p>
          </table:table-cell>
          <table:table-cell office:value-type="float" office:value="2937.23635062873" calcext:value-type="float">
            <text:p>2937.2363506287</text:p>
          </table:table-cell>
          <table:table-cell office:value-type="float" office:value="1013305.95212703" calcext:value-type="float">
            <text:p>1013305.95212703</text:p>
          </table:table-cell>
          <table:table-cell table:style-name="ce3" office:value-type="float" office:value="-1.68642633764084E+015" calcext:value-type="float">
            <text:p>-1.69E+015</text:p>
          </table:table-cell>
          <table:table-cell office:value-type="float" office:value="4.10420417905635E+024" calcext:value-type="float">
            <text:p>4.10E+024</text:p>
          </table:table-cell>
        </table:table-row>
        <table:table-row table:style-name="ro2">
          <table:table-cell office:value-type="string" calcext:value-type="string">
            <text:p>U10</text:p>
          </table:table-cell>
          <table:table-cell table:style-name="ce2" office:value-type="float" office:value="0.00007088" calcext:value-type="float">
            <text:p>7.09E-00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1</text:p>
          </table:table-cell>
          <table:table-cell table:style-name="ce2" office:value-type="float" office:value="-0.0000000000195195404300739" calcext:value-type="float">
            <text:p>-1.95E-011</text:p>
          </table:table-cell>
          <table:table-cell table:style-name="ce3" office:value-type="float" office:value="-0.000000000292709100687363" calcext:value-type="float">
            <text:p>-2.93E-010</text:p>
          </table:table-cell>
          <table:table-cell table:style-name="ce3" office:value-type="float" office:value="-0.00000000097772020625915" calcext:value-type="float">
            <text:p>-9.78E-010</text:p>
          </table:table-cell>
          <table:table-cell office:value-type="float" office:value="0.609636415919689" calcext:value-type="float">
            <text:p>0.6096364159</text:p>
          </table:table-cell>
          <table:table-cell office:value-type="float" office:value="-1014626405.62417" calcext:value-type="float">
            <text:p>-1014626405.62417</text:p>
          </table:table-cell>
          <table:table-cell office:value-type="float" office:value="2.46926523800968E+018" calcext:value-type="float">
            <text:p>2.47E+018</text:p>
          </table:table-cell>
        </table:table-row>
        <table:table-row table:style-name="ro2">
          <table:table-cell office:value-type="string" calcext:value-type="string">
            <text:p>U1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4</text:p>
          </table:table-cell>
          <table:table-cell office:value-type="float" office:value="-0.00014199319840031" calcext:value-type="float">
            <text:p>-0.0001419932</text:p>
          </table:table-cell>
          <table:table-cell office:value-type="float" office:value="531169.782074711" calcext:value-type="float">
            <text:p>531169.782074711</text:p>
          </table:table-cell>
          <table:table-cell table:style-name="ce3" office:value-type="float" office:value="-1.76806658095786E+015" calcext:value-type="float">
            <text:p>-1.77E+015</text:p>
          </table:table-cell>
          <table:table-cell table:style-name="ce3" office:value-type="float" office:value="7.17148256514557E+024" calcext:value-type="float">
            <text:p>7.17E+024</text:p>
          </table:table-cell>
          <table:table-cell table:style-name="ce3" office:value-type="float" office:value="-3.0980861383586E+034" calcext:value-type="float">
            <text:p>-3.10E+034</text:p>
          </table:table-cell>
          <table:table-cell office:value-type="float" office:value="1.38330580611663E+044" calcext:value-type="float">
            <text:p>1.38E+044</text:p>
          </table:table-cell>
        </table:table-row>
        <table:table-row table:style-name="ro2">
          <table:table-cell office:value-type="string" calcext:value-type="string">
            <text:p>U15</text:p>
          </table:table-cell>
          <table:table-cell office:value-type="float" office:value="0.0233989582236119" calcext:value-type="float">
            <text:p>0.0233989582</text:p>
          </table:table-cell>
          <table:table-cell office:value-type="float" office:value="-0.0115298319056952" calcext:value-type="float">
            <text:p>-0.0115298319</text:p>
          </table:table-cell>
          <table:table-cell office:value-type="float" office:value="-0.00312312131409299" calcext:value-type="float">
            <text:p>-0.0031231213</text:p>
          </table:table-cell>
          <table:table-cell office:value-type="float" office:value="261530.565572279" calcext:value-type="float">
            <text:p>261530.565572279</text:p>
          </table:table-cell>
          <table:table-cell office:value-type="float" office:value="-795549672038167" calcext:value-type="float">
            <text:p>-795549672038167</text:p>
          </table:table-cell>
          <table:table-cell office:value-type="float" office:value="2.74936929077892E+024" calcext:value-type="float">
            <text:p>2.75E+024</text:p>
          </table:table-cell>
        </table:table-row>
        <table:table-row table:style-name="ro2">
          <table:table-cell office:value-type="string" calcext:value-type="string">
            <text:p>U1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19</text:p>
          </table:table-cell>
          <table:table-cell office:value-type="float" office:value="31.7565136227798" calcext:value-type="float">
            <text:p>31.7565136228</text:p>
          </table:table-cell>
          <table:table-cell office:value-type="float" office:value="158.897711041934" calcext:value-type="float">
            <text:p>158.8977110419</text:p>
          </table:table-cell>
          <table:table-cell office:value-type="float" office:value="0.576380601226612" calcext:value-type="float">
            <text:p>0.5763806012</text:p>
          </table:table-cell>
          <table:table-cell office:value-type="float" office:value="198.956042229741" calcext:value-type="float">
            <text:p>198.9560422297</text:p>
          </table:table-cell>
          <table:table-cell office:value-type="float" office:value="-331119770950.811" calcext:value-type="float">
            <text:p>-331119770950.811</text:p>
          </table:table-cell>
          <table:table-cell office:value-type="float" office:value="8.05836055433998E+020" calcext:value-type="float">
            <text:p>8.06E+020</text:p>
          </table:table-cell>
        </table:table-row>
        <table:table-row table:style-name="ro2">
          <table:table-cell office:value-type="string" calcext:value-type="string">
            <text:p>U20</text:p>
          </table:table-cell>
          <table:table-cell office:value-type="float" office:value="0.00467640178625337" calcext:value-type="float">
            <text:p>0.0046764018</text:p>
          </table:table-cell>
          <table:table-cell office:value-type="float" office:value="0.0233989582118699" calcext:value-type="float">
            <text:p>0.0233989582</text:p>
          </table:table-cell>
          <table:table-cell table:style-name="ce3" office:value-type="float" office:value="0.0000848283343814518" calcext:value-type="float">
            <text:p>8.48E-005</text:p>
          </table:table-cell>
          <table:table-cell office:value-type="float" office:value="0.0292977949969985" calcext:value-type="float">
            <text:p>0.029297795</text:p>
          </table:table-cell>
          <table:table-cell office:value-type="float" office:value="-48760046.7334499" calcext:value-type="float">
            <text:p>-48760046.7334499</text:p>
          </table:table-cell>
          <table:table-cell office:value-type="float" office:value="1.18665833845052E+017" calcext:value-type="float">
            <text:p>1.19E+017</text:p>
          </table:table-cell>
        </table:table-row>
        <table:table-row table:style-name="ro2">
          <table:table-cell office:value-type="string" calcext:value-type="string">
            <text:p>U21</text:p>
          </table:table-cell>
          <table:table-cell office:value-type="float" office:value="0.000218527025097809" calcext:value-type="float">
            <text:p>0.000218527</text:p>
          </table:table-cell>
          <table:table-cell office:value-type="float" office:value="0.00109421174891171" calcext:value-type="float">
            <text:p>0.0010942117</text:p>
          </table:table-cell>
          <table:table-cell office:value-type="float" office:value="2989.01345664575" calcext:value-type="float">
            <text:p>2989.0134566458</text:p>
          </table:table-cell>
          <table:table-cell office:value-type="float" office:value="-6632875789756.15" calcext:value-type="float">
            <text:p>-6632875789756.15</text:p>
          </table:table-cell>
          <table:table-cell table:style-name="ce3" office:value-type="float" office:value="2.01777835724735E+022" calcext:value-type="float">
            <text:p>2.02E+022</text:p>
          </table:table-cell>
          <table:table-cell office:value-type="float" office:value="-6.97345476568737E+031" calcext:value-type="float">
            <text:p>-6.97E+031</text:p>
          </table:table-cell>
        </table:table-row>
        <table:table-row table:style-name="ro2">
          <table:table-cell office:value-type="string" calcext:value-type="string">
            <text:p>U2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23</text:p>
          </table:table-cell>
          <table:table-cell table:style-name="ce2" office:value-type="float" office:value="-0.00000000200971508715471" calcext:value-type="float">
            <text:p>-2.01E-009</text:p>
          </table:table-cell>
          <table:table-cell office:value-type="float" office:value="2.50181425825587" calcext:value-type="float">
            <text:p>2.5018142583</text:p>
          </table:table-cell>
          <table:table-cell office:value-type="float" office:value="0.685727071372484" calcext:value-type="float">
            <text:p>0.6857270714</text:p>
          </table:table-cell>
          <table:table-cell office:value-type="float" office:value="-41763245845.6492" calcext:value-type="float">
            <text:p>-41763245845.6492</text:p>
          </table:table-cell>
          <table:table-cell table:style-name="ce3" office:value-type="float" office:value="1.27047406791629E+020" calcext:value-type="float">
            <text:p>1.27E+020</text:p>
          </table:table-cell>
          <table:table-cell office:value-type="float" office:value="-4.39076629602482E+029" calcext:value-type="float">
            <text:p>-4.39E+029</text:p>
          </table:table-cell>
        </table:table-row>
        <table:table-row table:style-name="ro2">
          <table:table-cell office:value-type="string" calcext:value-type="string">
            <text:p>U2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25</text:p>
          </table:table-cell>
          <table:table-cell office:value-type="float" office:value="0.0233989582118699" calcext:value-type="float">
            <text:p>0.0233989582</text:p>
          </table:table-cell>
          <table:table-cell office:value-type="float" office:value="0.000169656668762904" calcext:value-type="float">
            <text:p>0.0001696567</text:p>
          </table:table-cell>
          <table:table-cell office:value-type="float" office:value="0.0878933849909956" calcext:value-type="float">
            <text:p>0.087893385</text:p>
          </table:table-cell>
          <table:table-cell office:value-type="float" office:value="-195040186.9338" calcext:value-type="float">
            <text:p>-195040186.9338</text:p>
          </table:table-cell>
          <table:table-cell table:style-name="ce3" office:value-type="float" office:value="5.9332916922526E+017" calcext:value-type="float">
            <text:p>5.93E+017</text:p>
          </table:table-cell>
          <table:table-cell office:value-type="float" office:value="-2.05054936232298E+027" calcext:value-type="float">
            <text:p>-2.05E+027</text:p>
          </table:table-cell>
        </table:table-row>
        <table:table-row table:style-name="ro2">
          <table:table-cell office:value-type="string" calcext:value-type="string">
            <text:p>U26</text:p>
          </table:table-cell>
          <table:table-cell office:value-type="float" office:value="158.897711041934" calcext:value-type="float">
            <text:p>158.8977110419</text:p>
          </table:table-cell>
          <table:table-cell office:value-type="float" office:value="1.15276120245322" calcext:value-type="float">
            <text:p>1.1527612025</text:p>
          </table:table-cell>
          <table:table-cell office:value-type="float" office:value="596.868126689223" calcext:value-type="float">
            <text:p>596.8681266892</text:p>
          </table:table-cell>
          <table:table-cell office:value-type="float" office:value="-1324479083803.25" calcext:value-type="float">
            <text:p>-1324479083803.25</text:p>
          </table:table-cell>
          <table:table-cell table:style-name="ce3" office:value-type="float" office:value="4.02918027716999E+021" calcext:value-type="float">
            <text:p>4.03E+021</text:p>
          </table:table-cell>
          <table:table-cell office:value-type="float" office:value="-1.39248725270383E+031" calcext:value-type="float">
            <text:p>-1.39E+031</text:p>
          </table:table-cell>
        </table:table-row>
        <table:table-row table:style-name="ro2">
          <table:table-cell office:value-type="string" calcext:value-type="string">
            <text:p>U2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28</text:p>
          </table:table-cell>
          <table:table-cell table:style-name="ce2" office:value-type="float" office:value="-0.00000748848660587509" calcext:value-type="float">
            <text:p>-7.49E-006</text:p>
          </table:table-cell>
          <table:table-cell table:style-name="ce3" office:value-type="float" office:value="-0.000044815864552772" calcext:value-type="float">
            <text:p>-4.48E-005</text:p>
          </table:table-cell>
          <table:table-cell table:style-name="ce3" office:value-type="float" office:value="-0.0000442282933699718" calcext:value-type="float">
            <text:p>-4.42E-005</text:p>
          </table:table-cell>
          <table:table-cell table:style-name="ce3" office:value-type="float" office:value="-0.0000910779793480193" calcext:value-type="float">
            <text:p>-9.11E-005</text:p>
          </table:table-cell>
          <table:table-cell office:value-type="float" office:value="78081.1771813598" calcext:value-type="float">
            <text:p>78081.1771813598</text:p>
          </table:table-cell>
          <table:table-cell table:style-name="Default" office:value-type="float" office:value="-190023772032954" calcext:value-type="float">
            <text:p>-190023772032954</text:p>
          </table:table-cell>
        </table:table-row>
        <table:table-row table:style-name="ro2">
          <table:table-cell office:value-type="string" calcext:value-type="string">
            <text:p>U2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30</text:p>
          </table:table-cell>
          <table:table-cell office:value-type="float" office:value="-0.000458194884430629" calcext:value-type="float">
            <text:p>-0.0004581949</text:p>
          </table:table-cell>
          <table:table-cell office:value-type="float" office:value="-0.00274233942213293" calcext:value-type="float">
            <text:p>-0.0027423394</text:p>
          </table:table-cell>
          <table:table-cell office:value-type="float" office:value="-0.00270806274917144" calcext:value-type="float">
            <text:p>-0.0027080627</text:p>
          </table:table-cell>
          <table:table-cell office:value-type="float" office:value="-0.00557816412961146" calcext:value-type="float">
            <text:p>-0.0055781641</text:p>
          </table:table-cell>
          <table:table-cell office:value-type="float" office:value="4777520.19035222" calcext:value-type="float">
            <text:p>4777520.19035222</text:p>
          </table:table-cell>
          <table:table-cell office:value-type="float" office:value="-1.16269047202919E+016" calcext:value-type="float">
            <text:p>-1.16E+016</text:p>
          </table:table-cell>
        </table:table-row>
        <table:table-row table:style-name="ro2">
          <table:table-cell office:value-type="string" calcext:value-type="string">
            <text:p>U31</text:p>
          </table:table-cell>
          <table:table-cell office:value-type="float" office:value="0.00467640178625337" calcext:value-type="float">
            <text:p>0.0046764018</text:p>
          </table:table-cell>
          <table:table-cell office:value-type="float" office:value="0.0233989582118699" calcext:value-type="float">
            <text:p>0.0233989582</text:p>
          </table:table-cell>
          <table:table-cell table:style-name="ce3" office:value-type="float" office:value="0.0000848283343814518" calcext:value-type="float">
            <text:p>8.48E-005</text:p>
          </table:table-cell>
          <table:table-cell office:value-type="float" office:value="0.0292977949969985" calcext:value-type="float">
            <text:p>0.029297795</text:p>
          </table:table-cell>
          <table:table-cell office:value-type="float" office:value="-48760046.7334499" calcext:value-type="float">
            <text:p>-48760046.7334499</text:p>
          </table:table-cell>
          <table:table-cell office:value-type="float" office:value="1.18665833845052E+017" calcext:value-type="float">
            <text:p>1.19E+017</text:p>
          </table:table-cell>
        </table:table-row>
        <table:table-row table:style-name="ro2">
          <table:table-cell office:value-type="string" calcext:value-type="string">
            <text:p>U32</text:p>
          </table:table-cell>
          <table:table-cell office:value-type="float" office:value="0.0331718542116116" calcext:value-type="float">
            <text:p>0.0331718542</text:p>
          </table:table-cell>
          <table:table-cell office:value-type="float" office:value="-0.0163496964977696" calcext:value-type="float">
            <text:p>-0.0163496965</text:p>
          </table:table-cell>
          <table:table-cell office:value-type="float" office:value="-0.00443690629526315" calcext:value-type="float">
            <text:p>-0.0044369063</text:p>
          </table:table-cell>
          <table:table-cell office:value-type="float" office:value="370765.474962221" calcext:value-type="float">
            <text:p>370765.474962221</text:p>
          </table:table-cell>
          <table:table-cell table:style-name="ce3" office:value-type="float" office:value="-1.12783127800603E+015" calcext:value-type="float">
            <text:p>-1.13E+015</text:p>
          </table:table-cell>
          <table:table-cell office:value-type="float" office:value="3.89771348027566E+024" calcext:value-type="float">
            <text:p>3.90E+024</text:p>
          </table:table-cell>
        </table:table-row>
        <table:table-row table:style-name="ro2">
          <table:table-cell office:value-type="string" calcext:value-type="string">
            <text:p>U33</text:p>
          </table:table-cell>
          <table:table-cell table:style-name="ce2" office:value-type="float" office:value="0.0000293186757530462" calcext:value-type="float">
            <text:p>2.93E-005</text:p>
          </table:table-cell>
          <table:table-cell office:value-type="float" office:value="0.000146698423576234" calcext:value-type="float">
            <text:p>0.0001466984</text:p>
          </table:table-cell>
          <table:table-cell table:style-name="ce3" office:value-type="float" office:value="0.000000522684643500262" calcext:value-type="float">
            <text:p>5.23E-007</text:p>
          </table:table-cell>
          <table:table-cell office:value-type="float" office:value="0.000183667084109446" calcext:value-type="float">
            <text:p>0.0001836671</text:p>
          </table:table-cell>
          <table:table-cell office:value-type="float" office:value="-305700.849760986" calcext:value-type="float">
            <text:p>-305700.849760986</text:p>
          </table:table-cell>
          <table:table-cell table:style-name="Default" office:value-type="float" office:value="743974804666092" calcext:value-type="float">
            <text:p>743974804666092</text:p>
          </table:table-cell>
        </table:table-row>
        <table:table-row table:style-name="ro2">
          <table:table-cell office:value-type="string" calcext:value-type="string">
            <text:p>U34</text:p>
          </table:table-cell>
          <table:table-cell office:value-type="float" office:value="0.0159705036785411" calcext:value-type="float">
            <text:p>0.0159705037</text:p>
          </table:table-cell>
          <table:table-cell office:value-type="float" office:value="0.0799104023300986" calcext:value-type="float">
            <text:p>0.0799104023</text:p>
          </table:table-cell>
          <table:table-cell office:value-type="float" office:value="0.000289699492944743" calcext:value-type="float">
            <text:p>0.0002896995</text:p>
          </table:table-cell>
          <table:table-cell office:value-type="float" office:value="0.100055676171397" calcext:value-type="float">
            <text:p>0.1000556762</text:p>
          </table:table-cell>
          <table:table-cell office:value-type="float" office:value="-166521727.883073" calcext:value-type="float">
            <text:p>-166521727.883073</text:p>
          </table:table-cell>
          <table:table-cell office:value-type="float" office:value="4.0525883415546E+017" calcext:value-type="float">
            <text:p>4.05E+017</text:p>
          </table:table-cell>
        </table:table-row>
        <table:table-row table:style-name="ro2">
          <table:table-cell office:value-type="string" calcext:value-type="string">
            <text:p>U35</text:p>
          </table:table-cell>
          <table:table-cell table:style-name="ce2" office:value-type="float" office:value="0.000000331463358609639" calcext:value-type="float">
            <text:p>3.31E-007</text:p>
          </table:table-cell>
          <table:table-cell table:style-name="ce3" office:value-type="float" office:value="0.00000165851815805734" calcext:value-type="float">
            <text:p>1.66E-006</text:p>
          </table:table-cell>
          <table:table-cell table:style-name="ce3" office:value-type="float" office:value="0.0000000060126323409573" calcext:value-type="float">
            <text:p>6.01E-009</text:p>
          </table:table-cell>
          <table:table-cell table:style-name="ce3" office:value-type="float" office:value="0.00000207662770938726" calcext:value-type="float">
            <text:p>2.08E-006</text:p>
          </table:table-cell>
          <table:table-cell office:value-type="float" office:value="-3456.11211246693" calcext:value-type="float">
            <text:p>-3456.1121124669</text:p>
          </table:table-cell>
          <table:table-cell table:style-name="Default" office:value-type="float" office:value="8411034302937.29" calcext:value-type="float">
            <text:p>8411034302937.29</text:p>
          </table:table-cell>
        </table:table-row>
        <table:table-row table:style-name="ro2">
          <table:table-cell office:value-type="string" calcext:value-type="string">
            <text:p>U36</text:p>
          </table:table-cell>
          <table:table-cell office:value-type="float" office:value="0.000453919240982026" calcext:value-type="float">
            <text:p>0.0004539192</text:p>
          </table:table-cell>
          <table:table-cell office:value-type="float" office:value="0.0022720151562306" calcext:value-type="float">
            <text:p>0.0022720152</text:p>
          </table:table-cell>
          <table:table-cell office:value-type="float" office:value="6208.70904875054" calcext:value-type="float">
            <text:p>6208.7090487505</text:p>
          </table:table-cell>
          <table:table-cell office:value-type="float" office:value="-13777654926982.1" calcext:value-type="float">
            <text:p>-13777654926982.1</text:p>
          </table:table-cell>
          <table:table-cell table:style-name="ce3" office:value-type="float" office:value="4.19128215369444E+022" calcext:value-type="float">
            <text:p>4.19E+022</text:p>
          </table:table-cell>
          <table:table-cell office:value-type="float" office:value="-1.44850976342565E+032" calcext:value-type="float">
            <text:p>-1.45E+032</text:p>
          </table:table-cell>
        </table:table-row>
        <table:table-row table:style-name="ro2">
          <table:table-cell office:value-type="string" calcext:value-type="string">
            <text:p>U37</text:p>
          </table:table-cell>
          <table:table-cell office:value-type="float" office:value="0.097170905683518" calcext:value-type="float">
            <text:p>0.0971709057</text:p>
          </table:table-cell>
          <table:table-cell office:value-type="float" office:value="0.000154964758984724" calcext:value-type="float">
            <text:p>0.0001549648</text:p>
          </table:table-cell>
          <table:table-cell office:value-type="float" office:value="-500.731150233132" calcext:value-type="float">
            <text:p>-500.7311502331</text:p>
          </table:table-cell>
          <table:table-cell office:value-type="float" office:value="1111162084399.11" calcext:value-type="float">
            <text:p>1111162084399.11</text:p>
          </table:table-cell>
          <table:table-cell table:style-name="ce3" office:value-type="float" office:value="-3.38025146028857E+021" calcext:value-type="float">
            <text:p>-3.38E+021</text:p>
          </table:table-cell>
          <table:table-cell office:value-type="float" office:value="1.1682170431559E+031" calcext:value-type="float">
            <text:p>1.17E+031</text:p>
          </table:table-cell>
        </table:table-row>
        <table:table-row table:style-name="ro2">
          <table:table-cell office:value-type="string" calcext:value-type="string">
            <text:p>U38</text:p>
          </table:table-cell>
          <table:table-cell office:value-type="float" office:value="0.0971892482336849" calcext:value-type="float">
            <text:p>0.0971892482</text:p>
          </table:table-cell>
          <table:table-cell office:value-type="float" office:value="-0.0482744366063546" calcext:value-type="float">
            <text:p>-0.0482744366</text:p>
          </table:table-cell>
          <table:table-cell office:value-type="float" office:value="-500.837703629758" calcext:value-type="float">
            <text:p>-500.8377036298</text:p>
          </table:table-cell>
          <table:table-cell office:value-type="float" office:value="1111371834121.54" calcext:value-type="float">
            <text:p>1111371834121.54</text:p>
          </table:table-cell>
          <table:table-cell table:style-name="ce3" office:value-type="float" office:value="-3.38088953693623E+021" calcext:value-type="float">
            <text:p>-3.38E+021</text:p>
          </table:table-cell>
          <table:table-cell office:value-type="float" office:value="1.16843756282614E+031" calcext:value-type="float">
            <text:p>1.17E+031</text:p>
          </table:table-cell>
        </table:table-row>
        <table:table-row table:style-name="ro2">
          <table:table-cell office:value-type="string" calcext:value-type="string">
            <text:p>U3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40</text:p>
          </table:table-cell>
          <table:table-cell table:number-columns-repeated="5" office:value-type="float" office:value="-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41</text:p>
          </table:table-cell>
          <table:table-cell office:value-type="float" office:value="0.00010932270829617" calcext:value-type="float">
            <text:p>0.0001093227</text:p>
          </table:table-cell>
          <table:table-cell office:value-type="float" office:value="0.000547196290880775" calcext:value-type="float">
            <text:p>0.0005471963</text:p>
          </table:table-cell>
          <table:table-cell office:value-type="float" office:value="1494.22507965852" calcext:value-type="float">
            <text:p>1494.2250796585</text:p>
          </table:table-cell>
          <table:table-cell office:value-type="float" office:value="-3315812895898.13" calcext:value-type="float">
            <text:p>-3315812895898.13</text:p>
          </table:table-cell>
          <table:table-cell table:style-name="ce3" office:value-type="float" office:value="1.00869904851158E+022" calcext:value-type="float">
            <text:p>1.01E+022</text:p>
          </table:table-cell>
          <table:table-cell office:value-type="float" office:value="-3.48607029197323E+031" calcext:value-type="float">
            <text:p>-3.49E+031</text:p>
          </table:table-cell>
        </table:table-row>
        <table:table-row table:style-name="ro2">
          <table:table-cell office:value-type="string" calcext:value-type="string">
            <text:p>U42</text:p>
          </table:table-cell>
          <table:table-cell office:value-type="float" office:value="-0.00188813687895476" calcext:value-type="float">
            <text:p>-0.0018881369</text:p>
          </table:table-cell>
          <table:table-cell office:value-type="float" office:value="-0.00850611925309441" calcext:value-type="float">
            <text:p>-0.0085061193</text:p>
          </table:table-cell>
          <table:table-cell office:value-type="float" office:value="9.73703239577389" calcext:value-type="float">
            <text:p>9.7370323958</text:p>
          </table:table-cell>
          <table:table-cell office:value-type="float" office:value="-21591093439.5187" calcext:value-type="float">
            <text:p>-21591093439.5187</text:p>
          </table:table-cell>
          <table:table-cell table:style-name="ce3" office:value-type="float" office:value="6.56819794499593E+019" calcext:value-type="float">
            <text:p>6.57E+019</text:p>
          </table:table-cell>
          <table:table-cell office:value-type="float" office:value="-2.26997336576983E+029" calcext:value-type="float">
            <text:p>-2.27E+029</text:p>
          </table:table-cell>
        </table:table-row>
        <table:table-row table:style-name="ro2">
          <table:table-cell office:value-type="string" calcext:value-type="string">
            <text:p>U43</text:p>
          </table:table-cell>
          <table:table-cell table:style-name="ce2" office:value-type="float" office:value="-0.000000079645539684706" calcext:value-type="float">
            <text:p>-7.96E-008</text:p>
          </table:table-cell>
          <table:table-cell table:style-name="ce3" office:value-type="float" office:value="0.000053911904046163" calcext:value-type="float">
            <text:p>5.39E-005</text:p>
          </table:table-cell>
          <table:table-cell office:value-type="float" office:value="1494.50714760837" calcext:value-type="float">
            <text:p>1494.5071476084</text:p>
          </table:table-cell>
          <table:table-cell office:value-type="float" office:value="-3316437896101.1" calcext:value-type="float">
            <text:p>-3316437896101.1</text:p>
          </table:table-cell>
          <table:table-cell table:style-name="ce3" office:value-type="float" office:value="1.0088891789957E+022" calcext:value-type="float">
            <text:p>1.01E+022</text:p>
          </table:table-cell>
          <table:table-cell office:value-type="float" office:value="-3.4867273841294E+031" calcext:value-type="float">
            <text:p>-3.49E+031</text:p>
          </table:table-cell>
        </table:table-row>
        <table:table-row table:style-name="ro2">
          <table:table-cell office:value-type="string" calcext:value-type="string">
            <text:p>U4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45</text:p>
          </table:table-cell>
          <table:table-cell table:style-name="ce2" office:value-type="float" office:value="-0.000000000292709100687363" calcext:value-type="float">
            <text:p>-2.93E-010</text:p>
          </table:table-cell>
          <table:table-cell table:style-name="ce3" office:value-type="float" office:value="-0.0000000019554404125183" calcext:value-type="float">
            <text:p>-1.96E-009</text:p>
          </table:table-cell>
          <table:table-cell office:value-type="float" office:value="1.82890924775907" calcext:value-type="float">
            <text:p>1.8289092478</text:p>
          </table:table-cell>
          <table:table-cell office:value-type="float" office:value="-4058505622.49666" calcext:value-type="float">
            <text:p>-4058505622.49666</text:p>
          </table:table-cell>
          <table:table-cell table:style-name="ce3" office:value-type="float" office:value="1.23463261900484E+019" calcext:value-type="float">
            <text:p>1.23E+019</text:p>
          </table:table-cell>
          <table:table-cell office:value-type="float" office:value="-4.26689814069454E+028" calcext:value-type="float">
            <text:p>-4.27E+028</text:p>
          </table:table-cell>
        </table:table-row>
        <table:table-row table:style-name="ro2">
          <table:table-cell office:value-type="string" calcext:value-type="string">
            <text:p>U46</text:p>
          </table:table-cell>
          <table:table-cell table:style-name="ce2" office:value-type="float" office:value="-0.000000000292709100687363" calcext:value-type="float">
            <text:p>-2.93E-010</text:p>
          </table:table-cell>
          <table:table-cell table:style-name="ce3" office:value-type="float" office:value="-0.0000000019554404125183" calcext:value-type="float">
            <text:p>-1.96E-009</text:p>
          </table:table-cell>
          <table:table-cell office:value-type="float" office:value="1.82890924775907" calcext:value-type="float">
            <text:p>1.8289092478</text:p>
          </table:table-cell>
          <table:table-cell office:value-type="float" office:value="-4058505622.49666" calcext:value-type="float">
            <text:p>-4058505622.49666</text:p>
          </table:table-cell>
          <table:table-cell table:style-name="ce3" office:value-type="float" office:value="1.23463261900484E+019" calcext:value-type="float">
            <text:p>1.23E+019</text:p>
          </table:table-cell>
          <table:table-cell office:value-type="float" office:value="-4.26689814069454E+028" calcext:value-type="float">
            <text:p>-4.27E+028</text:p>
          </table:table-cell>
        </table:table-row>
        <table:table-row table:style-name="ro2">
          <table:table-cell office:value-type="string" calcext:value-type="string">
            <text:p>U47</text:p>
          </table:table-cell>
          <table:table-cell table:style-name="ce2" office:value-type="float" office:value="-0.000000000292709100687363" calcext:value-type="float">
            <text:p>-2.93E-010</text:p>
          </table:table-cell>
          <table:table-cell table:style-name="ce3" office:value-type="float" office:value="-0.0000000019554404125183" calcext:value-type="float">
            <text:p>-1.96E-009</text:p>
          </table:table-cell>
          <table:table-cell office:value-type="float" office:value="1.82890924775907" calcext:value-type="float">
            <text:p>1.8289092478</text:p>
          </table:table-cell>
          <table:table-cell office:value-type="float" office:value="-4058505622.49666" calcext:value-type="float">
            <text:p>-4058505622.49666</text:p>
          </table:table-cell>
          <table:table-cell table:style-name="ce3" office:value-type="float" office:value="1.23463261900484E+019" calcext:value-type="float">
            <text:p>1.23E+019</text:p>
          </table:table-cell>
          <table:table-cell office:value-type="float" office:value="-4.26689814069454E+028" calcext:value-type="float">
            <text:p>-4.27E+028</text:p>
          </table:table-cell>
        </table:table-row>
        <table:table-row table:style-name="ro2">
          <table:table-cell office:value-type="string" calcext:value-type="string">
            <text:p>U48</text:p>
          </table:table-cell>
          <table:table-cell table:style-name="ce2" office:value-type="float" office:value="-0.000000000292709100687363" calcext:value-type="float">
            <text:p>-2.93E-010</text:p>
          </table:table-cell>
          <table:table-cell table:style-name="ce3" office:value-type="float" office:value="-0.0000000019554404125183" calcext:value-type="float">
            <text:p>-1.96E-009</text:p>
          </table:table-cell>
          <table:table-cell office:value-type="float" office:value="1.82890924775907" calcext:value-type="float">
            <text:p>1.8289092478</text:p>
          </table:table-cell>
          <table:table-cell office:value-type="float" office:value="-4058505622.49666" calcext:value-type="float">
            <text:p>-4058505622.49666</text:p>
          </table:table-cell>
          <table:table-cell table:style-name="ce3" office:value-type="float" office:value="1.23463261900484E+019" calcext:value-type="float">
            <text:p>1.23E+019</text:p>
          </table:table-cell>
          <table:table-cell office:value-type="float" office:value="-4.26689814069454E+028" calcext:value-type="float">
            <text:p>-4.27E+028</text:p>
          </table:table-cell>
        </table:table-row>
        <table:table-row table:style-name="ro2">
          <table:table-cell office:value-type="string" calcext:value-type="string">
            <text:p>U49</text:p>
          </table:table-cell>
          <table:table-cell table:style-name="ce2" office:value-type="float" office:value="0.0000708799804804596" calcext:value-type="float">
            <text:p>7.09E-005</text:p>
          </table:table-cell>
          <table:table-cell table:style-name="ce3" office:value-type="float" office:value="-0.000000000292709100687363" calcext:value-type="float">
            <text:p>-2.93E-010</text:p>
          </table:table-cell>
          <table:table-cell table:style-name="ce3" office:value-type="float" office:value="-0.00000000097772020625915" calcext:value-type="float">
            <text:p>-9.78E-010</text:p>
          </table:table-cell>
          <table:table-cell office:value-type="float" office:value="0.609636415919689" calcext:value-type="float">
            <text:p>0.6096364159</text:p>
          </table:table-cell>
          <table:table-cell office:value-type="float" office:value="-1014626405.62417" calcext:value-type="float">
            <text:p>-1014626405.62417</text:p>
          </table:table-cell>
          <table:table-cell office:value-type="float" office:value="2.46926523800968E+018" calcext:value-type="float">
            <text:p>2.47E+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7T13:41:00.524682537</meta:creation-date>
    <meta:generator>LibreOffice/4.3.7.2$Linux_X86_64 LibreOffice_project/430$Build-2</meta:generator>
    <dc:date>2016-06-07T15:24:20.381567346</dc:date>
    <dc:creator>Stacha Petrovic</dc:creator>
    <meta:editing-duration>PT1H10M58S</meta:editing-duration>
    <meta:editing-cycles>2</meta:editing-cycles>
    <meta:document-statistic meta:table-count="2" meta:cell-count="1421" meta:object-count="0"/>
    <meta:user-defined meta:name="qrichtext">1</meta:user-defined>
  </office:meta>
</office:document-meta>
</file>